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0.861in"/>
    </style:style>
    <style:style style:name="co6" style:family="table-column">
      <style:table-column-properties fo:break-before="auto" style:column-width="0.9362in"/>
    </style:style>
    <style:style style:name="co7" style:family="table-column">
      <style:table-column-properties fo:break-before="auto" style:column-width="1.011in"/>
    </style:style>
    <style:style style:name="co8" style:family="table-column">
      <style:table-column-properties fo:break-before="auto" style:column-width="0.9827in"/>
    </style:style>
    <style:style style:name="co9" style:family="table-column">
      <style:table-column-properties fo:break-before="auto" style:column-width="0.9291in"/>
    </style:style>
    <style:style style:name="co10" style:family="table-column">
      <style:table-column-properties fo:break-before="auto" style:column-width="0.6693in"/>
    </style:style>
    <style:style style:name="co11" style:family="table-column">
      <style:table-column-properties fo:break-before="auto" style:column-width="0.810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style:text-position="" fo:font-size="7pt" fo:font-weight="bold" style:font-size-asian="7pt" style:font-weight-asian="bold" style:font-size-complex="7pt" style:font-weight-complex="bold"/>
    </style:style>
    <style:style style:name="ce4" style:family="table-cell" style:parent-style-name="Default">
      <style:table-cell-properties style:vertical-align="middle"/>
      <style:text-properties style:text-position="" fo:font-size="7pt" style:font-size-asian="7pt" style:font-size-complex="7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text-position=""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able-cell-properties fo:border="0.06pt solid #000000" style:vertical-align="middle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fo:font-size="7pt" style:font-size-asian="7pt" style:font-size-complex="7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7pt" style:font-size-asian="7pt" style:font-size-complex="7pt"/>
    </style:style>
  </office:automatic-styles>
  <office:body>
    <office:spreadsheet>
      <table:table table:name="raw_bw_colin" table:style-name="ta1">
        <table:table-column table:style-name="co4" table:default-cell-style-name="Default"/>
        <table:table-column table:style-name="co7" table:number-columns-repeated="10" table:default-cell-style-name="Default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</table:table-row>
        <table:table-row table:style-name="ro1">
          <table:table-cell office:value-type="string" calcext:value-type="string">
            <text:p>Success (%)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nexecutable (%)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ime Fail (%)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emory Fail (%)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office:value-type="string" calcext:value-type="string">
            <text:p>46.8 (3.2)</text:p>
          </table:table-cell>
          <table:table-cell office:value-type="string" calcext:value-type="string">
            <text:p>57.3 (3.5)</text:p>
          </table:table-cell>
          <table:table-cell office:value-type="string" calcext:value-type="string">
            <text:p>62.2 (3.8)</text:p>
          </table:table-cell>
          <table:table-cell office:value-type="string" calcext:value-type="string">
            <text:p>56.5 (3.8)</text:p>
          </table:table-cell>
          <table:table-cell office:value-type="string" calcext:value-type="string">
            <text:p>49.5 (2.6)</text:p>
          </table:table-cell>
          <table:table-cell office:value-type="string" calcext:value-type="string">
            <text:p>51.3 (2.7)</text:p>
          </table:table-cell>
          <table:table-cell office:value-type="string" calcext:value-type="string">
            <text:p>54.3 (3.3)</text:p>
          </table:table-cell>
          <table:table-cell office:value-type="string" calcext:value-type="string">
            <text:p>55.9 (2.8)</text:p>
          </table:table-cell>
          <table:table-cell office:value-type="string" calcext:value-type="string">
            <text:p>50.9 (3.0)</text:p>
          </table:table-cell>
          <table:table-cell office:value-type="string" calcext:value-type="string">
            <text:p>54.4 (2.9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office:value-type="string" calcext:value-type="string">
            <text:p>nan (nan)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office:value-type="string" calcext:value-type="string">
            <text:p>71.2 (4.1)</text:p>
          </table:table-cell>
          <table:table-cell office:value-type="string" calcext:value-type="string">
            <text:p>72.6 (3.5)</text:p>
          </table:table-cell>
          <table:table-cell office:value-type="string" calcext:value-type="string">
            <text:p>77.0 (4.0)</text:p>
          </table:table-cell>
          <table:table-cell office:value-type="string" calcext:value-type="string">
            <text:p>72.4 (3.9)</text:p>
          </table:table-cell>
          <table:table-cell office:value-type="string" calcext:value-type="string">
            <text:p>64.8 (3.1)</text:p>
          </table:table-cell>
          <table:table-cell office:value-type="string" calcext:value-type="string">
            <text:p>66.1 (3.2)</text:p>
          </table:table-cell>
          <table:table-cell office:value-type="string" calcext:value-type="string">
            <text:p>72.0 (3.8)</text:p>
          </table:table-cell>
          <table:table-cell office:value-type="string" calcext:value-type="string">
            <text:p>73.0 (3.5)</text:p>
          </table:table-cell>
          <table:table-cell office:value-type="string" calcext:value-type="string">
            <text:p>66.7 (3.6)</text:p>
          </table:table-cell>
          <table:table-cell office:value-type="string" calcext:value-type="string">
            <text:p>69.8 (3.4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office:value-type="string" calcext:value-type="string">
            <text:p>nan (nan)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660.5 (136.8)</text:p>
          </table:table-cell>
          <table:table-cell office:value-type="string" calcext:value-type="string">
            <text:p>342.3 (109.5)</text:p>
          </table:table-cell>
          <table:table-cell office:value-type="string" calcext:value-type="string">
            <text:p>267.1 (69.5)</text:p>
          </table:table-cell>
          <table:table-cell office:value-type="string" calcext:value-type="string">
            <text:p>577.3 (130.8)</text:p>
          </table:table-cell>
          <table:table-cell office:value-type="string" calcext:value-type="string">
            <text:p>321.0 (85.6)</text:p>
          </table:table-cell>
          <table:table-cell office:value-type="string" calcext:value-type="string">
            <text:p>343.1 (88.9)</text:p>
          </table:table-cell>
          <table:table-cell office:value-type="string" calcext:value-type="string">
            <text:p>673.1 (155.2)</text:p>
          </table:table-cell>
          <table:table-cell office:value-type="string" calcext:value-type="string">
            <text:p>647.5 (136.7)</text:p>
          </table:table-cell>
          <table:table-cell office:value-type="string" calcext:value-type="string">
            <text:p>412.4 (108.4)</text:p>
          </table:table-cell>
          <table:table-cell office:value-type="string" calcext:value-type="string">
            <text:p>521.8 (120.1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414.9 (127.5)</text:p>
          </table:table-cell>
          <table:table-cell office:value-type="string" calcext:value-type="string">
            <text:p>278.1 (99.2)</text:p>
          </table:table-cell>
          <table:table-cell office:value-type="string" calcext:value-type="string">
            <text:p>466.2 (124.9)</text:p>
          </table:table-cell>
          <table:table-cell office:value-type="string" calcext:value-type="string">
            <text:p>319.8 (143.2)</text:p>
          </table:table-cell>
          <table:table-cell office:value-type="string" calcext:value-type="string">
            <text:p>288.8 (148.9)</text:p>
          </table:table-cell>
          <table:table-cell office:value-type="string" calcext:value-type="string">
            <text:p>342.9 (137.7)</text:p>
          </table:table-cell>
          <table:table-cell office:value-type="string" calcext:value-type="string">
            <text:p>182.1 (140.3)</text:p>
          </table:table-cell>
          <table:table-cell office:value-type="string" calcext:value-type="string">
            <text:p>601.0 (217.9)</text:p>
          </table:table-cell>
          <table:table-cell office:value-type="string" calcext:value-type="string">
            <text:p>543.0 (222.9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3601.3 (0.1)</text:p>
          </table:table-cell>
          <table:table-cell office:value-type="string" calcext:value-type="string">
            <text:p>3601.8 (0.2)</text:p>
          </table:table-cell>
          <table:table-cell office:value-type="string" calcext:value-type="string">
            <text:p>3601.6 (0.2)</text:p>
          </table:table-cell>
          <table:table-cell office:value-type="string" calcext:value-type="string">
            <text:p>3601.3 (0.2)</text:p>
          </table:table-cell>
          <table:table-cell office:value-type="string" calcext:value-type="string">
            <text:p>3602.0 (0.2)</text:p>
          </table:table-cell>
          <table:table-cell office:value-type="string" calcext:value-type="string">
            <text:p>3601.9 (0.3)</text:p>
          </table:table-cell>
          <table:table-cell table:number-columns-repeated="2" office:value-type="string" calcext:value-type="string">
            <text:p>3601.5 (0.2)</text:p>
          </table:table-cell>
          <table:table-cell office:value-type="string" calcext:value-type="string">
            <text:p>3601.7 (0.3)</text:p>
          </table:table-cell>
          <table:table-cell office:value-type="string" calcext:value-type="string">
            <text:p>3601.6 (0.3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2601.0 (105.1)</text:p>
          </table:table-cell>
          <table:table-cell office:value-type="string" calcext:value-type="string">
            <text:p>2655.2 (118.6)</text:p>
          </table:table-cell>
          <table:table-cell office:value-type="string" calcext:value-type="string">
            <text:p>2423.6 (137.8)</text:p>
          </table:table-cell>
          <table:table-cell office:value-type="string" calcext:value-type="string">
            <text:p>2422.8 (164.4)</text:p>
          </table:table-cell>
          <table:table-cell office:value-type="string" calcext:value-type="string">
            <text:p>2544.5 (142.6)</text:p>
          </table:table-cell>
          <table:table-cell office:value-type="string" calcext:value-type="string">
            <text:p>2564.6 (143.1)</text:p>
          </table:table-cell>
          <table:table-cell office:value-type="string" calcext:value-type="string">
            <text:p>2452.4 (155.8)</text:p>
          </table:table-cell>
          <table:table-cell office:value-type="string" calcext:value-type="string">
            <text:p>2654.0 (124.8)</text:p>
          </table:table-cell>
          <table:table-cell office:value-type="string" calcext:value-type="string">
            <text:p>2545.3 (151.9)</text:p>
          </table:table-cell>
          <table:table-cell office:value-type="string" calcext:value-type="string">
            <text:p>2534.4 (139.7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26.2 (5.5)</text:p>
          </table:table-cell>
          <table:table-cell office:value-type="string" calcext:value-type="string">
            <text:p>11.2 (2.8)</text:p>
          </table:table-cell>
          <table:table-cell office:value-type="string" calcext:value-type="string">
            <text:p>7.9 (2.0)</text:p>
          </table:table-cell>
          <table:table-cell office:value-type="string" calcext:value-type="string">
            <text:p>18.0 (4.4)</text:p>
          </table:table-cell>
          <table:table-cell office:value-type="string" calcext:value-type="string">
            <text:p>11.0 (2.8)</text:p>
          </table:table-cell>
          <table:table-cell office:value-type="string" calcext:value-type="string">
            <text:p>11.5 (2.8)</text:p>
          </table:table-cell>
          <table:table-cell office:value-type="string" calcext:value-type="string">
            <text:p>17.7 (3.9)</text:p>
          </table:table-cell>
          <table:table-cell office:value-type="string" calcext:value-type="string">
            <text:p>18.5 (3.8)</text:p>
          </table:table-cell>
          <table:table-cell office:value-type="string" calcext:value-type="string">
            <text:p>13.5 (3.3)</text:p>
          </table:table-cell>
          <table:table-cell office:value-type="string" calcext:value-type="string">
            <text:p>15.2 (3.4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9.5 (3.4)</text:p>
          </table:table-cell>
          <table:table-cell office:value-type="string" calcext:value-type="string">
            <text:p>5.7 (2.0)</text:p>
          </table:table-cell>
          <table:table-cell office:value-type="string" calcext:value-type="string">
            <text:p>14.0 (5.0)</text:p>
          </table:table-cell>
          <table:table-cell office:value-type="string" calcext:value-type="string">
            <text:p>8.2 (3.1)</text:p>
          </table:table-cell>
          <table:table-cell office:value-type="string" calcext:value-type="string">
            <text:p>6.6 (2.6)</text:p>
          </table:table-cell>
          <table:table-cell office:value-type="string" calcext:value-type="string">
            <text:p>8.9 (4.0)</text:p>
          </table:table-cell>
          <table:table-cell office:value-type="string" calcext:value-type="string">
            <text:p>3.6 (2.4)</text:p>
          </table:table-cell>
          <table:table-cell office:value-type="string" calcext:value-type="string">
            <text:p>15.0 (5.5)</text:p>
          </table:table-cell>
          <table:table-cell office:value-type="string" calcext:value-type="string">
            <text:p>13.1 (5.4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65.4 (4.6)</text:p>
          </table:table-cell>
          <table:table-cell office:value-type="string" calcext:value-type="string">
            <text:p>88.7 (6.7)</text:p>
          </table:table-cell>
          <table:table-cell office:value-type="string" calcext:value-type="string">
            <text:p>79.8 (6.9)</text:p>
          </table:table-cell>
          <table:table-cell office:value-type="string" calcext:value-type="string">
            <text:p>68.3 (6.9)</text:p>
          </table:table-cell>
          <table:table-cell office:value-type="string" calcext:value-type="string">
            <text:p>86.2 (7.6)</text:p>
          </table:table-cell>
          <table:table-cell office:value-type="string" calcext:value-type="string">
            <text:p>86.8 (7.2)</text:p>
          </table:table-cell>
          <table:table-cell office:value-type="string" calcext:value-type="string">
            <text:p>74.9 (8.4)</text:p>
          </table:table-cell>
          <table:table-cell office:value-type="string" calcext:value-type="string">
            <text:p>70.3 (7.6)</text:p>
          </table:table-cell>
          <table:table-cell office:value-type="string" calcext:value-type="string">
            <text:p>86.3 (7.6)</text:p>
          </table:table-cell>
          <table:table-cell office:value-type="string" calcext:value-type="string">
            <text:p>74.7 (11.5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120.0 (0.0)</text:p>
          </table:table-cell>
          <table:table-cell office:value-type="string" calcext:value-type="string">
            <text:p>119.9 (0.0)</text:p>
          </table:table-cell>
          <table:table-cell table:number-columns-repeated="8" office:value-type="string" calcext:value-type="string">
            <text:p>120.0 (0.0)</text:p>
          </table:table-cell>
        </table:table-row>
      </table:table>
      <table:table table:name="raw_fr_colin" table:style-name="ta1"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</table:table-row>
        <table:table-row table:style-name="ro1">
          <table:table-cell office:value-type="string" calcext:value-type="string">
            <text:p>Success (%)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Nonexecutable (%)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ime Fail (%)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emory Fail (%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71.7 (4.6)</text:p>
          </table:table-cell>
          <table:table-cell office:value-type="string" calcext:value-type="string">
            <text:p>80.9 (4.6)</text:p>
          </table:table-cell>
          <table:table-cell office:value-type="string" calcext:value-type="string">
            <text:p>73.2 (4.3)</text:p>
          </table:table-cell>
          <table:table-cell office:value-type="string" calcext:value-type="string">
            <text:p>66.0 (4.4)</text:p>
          </table:table-cell>
          <table:table-cell office:value-type="string" calcext:value-type="string">
            <text:p>68.3 (3.8)</text:p>
          </table:table-cell>
          <table:table-cell office:value-type="string" calcext:value-type="string">
            <text:p>62.3 (4.1)</text:p>
          </table:table-cell>
          <table:table-cell office:value-type="string" calcext:value-type="string">
            <text:p>72.0 (4.5)</text:p>
          </table:table-cell>
          <table:table-cell office:value-type="string" calcext:value-type="string">
            <text:p>62.2 (3.2)</text:p>
          </table:table-cell>
          <table:table-cell office:value-type="string" calcext:value-type="string">
            <text:p>63.8 (3.3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office:value-type="string" calcext:value-type="string">
            <text:p>nan (nan)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table:number-columns-repeated="2" office:value-type="string" calcext:value-type="string">
            <text:p>nan (nan)</text:p>
          </table:table-cell>
          <table:table-cell office:value-type="string" calcext:value-type="string">
            <text:p>-1.0 (0.0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-1.0 (0.0)</text:p>
          </table:table-cell>
          <table:table-cell office:value-type="string" calcext:value-type="string">
            <text:p>nan (nan)</text:p>
          </table:table-cell>
          <table:table-cell table:number-columns-repeated="2" office:value-type="string" calcext:value-type="string">
            <text:p>-1.0 (0.0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198.3 (10.6)</text:p>
          </table:table-cell>
          <table:table-cell office:value-type="string" calcext:value-type="string">
            <text:p>205.4 (8.4)</text:p>
          </table:table-cell>
          <table:table-cell office:value-type="string" calcext:value-type="string">
            <text:p>145.5 (6.5)</text:p>
          </table:table-cell>
          <table:table-cell office:value-type="string" calcext:value-type="string">
            <text:p>168.5 (7.4)</text:p>
          </table:table-cell>
          <table:table-cell office:value-type="string" calcext:value-type="string">
            <text:p>169.6 (7.6)</text:p>
          </table:table-cell>
          <table:table-cell office:value-type="string" calcext:value-type="string">
            <text:p>140.9 (5.0)</text:p>
          </table:table-cell>
          <table:table-cell office:value-type="string" calcext:value-type="string">
            <text:p>171.7 (7.7)</text:p>
          </table:table-cell>
          <table:table-cell office:value-type="string" calcext:value-type="string">
            <text:p>150.7 (5.2)</text:p>
          </table:table-cell>
          <table:table-cell office:value-type="string" calcext:value-type="string">
            <text:p>157.5 (5.9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office:value-type="string" calcext:value-type="string">
            <text:p>nan (nan)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table:number-columns-repeated="2" office:value-type="string" calcext:value-type="string">
            <text:p>nan (nan)</text:p>
          </table:table-cell>
          <table:table-cell office:value-type="string" calcext:value-type="string">
            <text:p>-1.0 (0.0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-1.0 (0.0)</text:p>
          </table:table-cell>
          <table:table-cell office:value-type="string" calcext:value-type="string">
            <text:p>nan (nan)</text:p>
          </table:table-cell>
          <table:table-cell table:number-columns-repeated="2" office:value-type="string" calcext:value-type="string">
            <text:p>-1.0 (0.0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62.4 (10.9)</text:p>
          </table:table-cell>
          <table:table-cell office:value-type="string" calcext:value-type="string">
            <text:p>170.7 (29.5)</text:p>
          </table:table-cell>
          <table:table-cell office:value-type="string" calcext:value-type="string">
            <text:p>475.6 (112.5)</text:p>
          </table:table-cell>
          <table:table-cell office:value-type="string" calcext:value-type="string">
            <text:p>186.2 (41.9)</text:p>
          </table:table-cell>
          <table:table-cell office:value-type="string" calcext:value-type="string">
            <text:p>327.7 (83.3)</text:p>
          </table:table-cell>
          <table:table-cell office:value-type="string" calcext:value-type="string">
            <text:p>302.9 (56.7)</text:p>
          </table:table-cell>
          <table:table-cell office:value-type="string" calcext:value-type="string">
            <text:p>318.1 (64.3)</text:p>
          </table:table-cell>
          <table:table-cell office:value-type="string" calcext:value-type="string">
            <text:p>124.3 (19.2)</text:p>
          </table:table-cell>
          <table:table-cell office:value-type="string" calcext:value-type="string">
            <text:p>216.6 (46.4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65.3 (31.8)</text:p>
          </table:table-cell>
          <table:table-cell office:value-type="string" calcext:value-type="string">
            <text:p>82.7 (74.9)</text:p>
          </table:table-cell>
          <table:table-cell office:value-type="string" calcext:value-type="string">
            <text:p>10.1 (1.8)</text:p>
          </table:table-cell>
          <table:table-cell office:value-type="string" calcext:value-type="string">
            <text:p>164.7 (65.8)</text:p>
          </table:table-cell>
          <table:table-cell office:value-type="string" calcext:value-type="string">
            <text:p>108.9 (54.9)</text:p>
          </table:table-cell>
          <table:table-cell office:value-type="string" calcext:value-type="string">
            <text:p>277.8 (140.6)</text:p>
          </table:table-cell>
          <table:table-cell office:value-type="string" calcext:value-type="string">
            <text:p>182.6 (115.9)</text:p>
          </table:table-cell>
          <table:table-cell office:value-type="string" calcext:value-type="string">
            <text:p>14.3 (2.3)</text:p>
          </table:table-cell>
          <table:table-cell office:value-type="string" calcext:value-type="string">
            <text:p>260.5 (134.1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3600.8 (0.0)</text:p>
          </table:table-cell>
          <table:table-cell office:value-type="string" calcext:value-type="string">
            <text:p>3601.0 (0.0)</text:p>
          </table:table-cell>
          <table:table-cell office:value-type="string" calcext:value-type="string">
            <text:p>3601.4 (0.1)</text:p>
          </table:table-cell>
          <table:table-cell office:value-type="string" calcext:value-type="string">
            <text:p>3601.1 (0.1)</text:p>
          </table:table-cell>
          <table:table-cell office:value-type="string" calcext:value-type="string">
            <text:p>3601.4 (0.2)</text:p>
          </table:table-cell>
          <table:table-cell office:value-type="string" calcext:value-type="string">
            <text:p>3601.0 (0.0)</text:p>
          </table:table-cell>
          <table:table-cell office:value-type="string" calcext:value-type="string">
            <text:p>3601.3 (0.1)</text:p>
          </table:table-cell>
          <table:table-cell office:value-type="string" calcext:value-type="string">
            <text:p>3601.2 (0.1)</text:p>
          </table:table-cell>
          <table:table-cell office:value-type="string" calcext:value-type="string">
            <text:p>3600.8 (0.1)</text:p>
          </table:table-cell>
          <table:table-cell office:value-type="string" calcext:value-type="string">
            <text:p>3600.9 (0.1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table:number-columns-repeated="2" office:value-type="string" calcext:value-type="string">
            <text:p>nan (nan)</text:p>
          </table:table-cell>
          <table:table-cell office:value-type="string" calcext:value-type="string">
            <text:p>267.0 (100.0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917.0 (204.7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1815.8 (621.5)</text:p>
          </table:table-cell>
          <table:table-cell office:value-type="string" calcext:value-type="string">
            <text:p>1355.0 (256.0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1589.0 (474.0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0.1 (0.0)</text:p>
          </table:table-cell>
          <table:table-cell office:value-type="string" calcext:value-type="string">
            <text:p>1.5 (0.4)</text:p>
          </table:table-cell>
          <table:table-cell office:value-type="string" calcext:value-type="string">
            <text:p>4.3 (1.2)</text:p>
          </table:table-cell>
          <table:table-cell office:value-type="string" calcext:value-type="string">
            <text:p>1.6 (0.3)</text:p>
          </table:table-cell>
          <table:table-cell office:value-type="string" calcext:value-type="string">
            <text:p>2.9 (0.7)</text:p>
          </table:table-cell>
          <table:table-cell office:value-type="string" calcext:value-type="string">
            <text:p>3.1 (0.6)</text:p>
          </table:table-cell>
          <table:table-cell office:value-type="string" calcext:value-type="string">
            <text:p>3.4 (0.7)</text:p>
          </table:table-cell>
          <table:table-cell office:value-type="string" calcext:value-type="string">
            <text:p>1.2 (0.2)</text:p>
          </table:table-cell>
          <table:table-cell office:value-type="string" calcext:value-type="string">
            <text:p>2.2 (0.5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0.5 (0.2)</text:p>
          </table:table-cell>
          <table:table-cell office:value-type="string" calcext:value-type="string">
            <text:p>0.8 (0.8)</text:p>
          </table:table-cell>
          <table:table-cell office:value-type="string" calcext:value-type="string">
            <text:p>0.1 (0.0)</text:p>
          </table:table-cell>
          <table:table-cell office:value-type="string" calcext:value-type="string">
            <text:p>1.7 (0.7)</text:p>
          </table:table-cell>
          <table:table-cell office:value-type="string" calcext:value-type="string">
            <text:p>1.1 (0.6)</text:p>
          </table:table-cell>
          <table:table-cell office:value-type="string" calcext:value-type="string">
            <text:p>2.8 (1.4)</text:p>
          </table:table-cell>
          <table:table-cell office:value-type="string" calcext:value-type="string">
            <text:p>2.0 (1.3)</text:p>
          </table:table-cell>
          <table:table-cell office:value-type="string" calcext:value-type="string">
            <text:p>0.1 (0.0)</text:p>
          </table:table-cell>
          <table:table-cell office:value-type="string" calcext:value-type="string">
            <text:p>2.8 (1.4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33.3 (0.7)</text:p>
          </table:table-cell>
          <table:table-cell office:value-type="string" calcext:value-type="string">
            <text:p>40.1 (0.5)</text:p>
          </table:table-cell>
          <table:table-cell office:value-type="string" calcext:value-type="string">
            <text:p>45.6 (1.8)</text:p>
          </table:table-cell>
          <table:table-cell office:value-type="string" calcext:value-type="string">
            <text:p>39.2 (1.6)</text:p>
          </table:table-cell>
          <table:table-cell office:value-type="string" calcext:value-type="string">
            <text:p>41.8 (2.0)</text:p>
          </table:table-cell>
          <table:table-cell office:value-type="string" calcext:value-type="string">
            <text:p>35.1 (1.0)</text:p>
          </table:table-cell>
          <table:table-cell office:value-type="string" calcext:value-type="string">
            <text:p>42.6 (1.3)</text:p>
          </table:table-cell>
          <table:table-cell office:value-type="string" calcext:value-type="string">
            <text:p>43.5 (1.8)</text:p>
          </table:table-cell>
          <table:table-cell office:value-type="string" calcext:value-type="string">
            <text:p>32.8 (1.5)</text:p>
          </table:table-cell>
          <table:table-cell office:value-type="string" calcext:value-type="string">
            <text:p>33.4 (2.2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table:number-columns-repeated="2" office:value-type="string" calcext:value-type="string">
            <text:p>nan (nan)</text:p>
          </table:table-cell>
          <table:table-cell office:value-type="string" calcext:value-type="string">
            <text:p>2.7 (1.4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8.9 (1.2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15.3 (5.3)</text:p>
          </table:table-cell>
          <table:table-cell office:value-type="string" calcext:value-type="string">
            <text:p>10.8 (1.7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14.6 (2.1)</text:p>
          </table:table-cell>
        </table:table-row>
      </table:table>
      <table:table table:name="Stats |  Blocks Wolrd | COLIN" table:style-name="ta1">
        <table:table-column table:style-name="co8" table:default-cell-style-name="ce10"/>
        <table:table-column table:style-name="co9" table:default-cell-style-name="ce10"/>
        <table:table-column table:style-name="co10" table:number-columns-repeated="10" table:default-cell-style-name="ce10"/>
        <table:table-column table:style-name="co11" table:number-columns-repeated="1012" table:default-cell-style-name="ce10"/>
        <table:table-row table:style-name="ro2">
          <table:table-cell table:style-name="ce7" table:formula="of:=[raw_bw_colin.A1]" office:value-type="string" office:string-value="Metric" calcext:value-type="string">
            <text:p>Metric</text:p>
          </table:table-cell>
          <table:table-cell table:style-name="ce7" office:value-type="string" calcext:value-type="string">
            <text:p>Status</text:p>
          </table:table-cell>
          <table:table-cell table:style-name="ce7" table:formula="of:=[raw_bw_colin.B1]" office:value-type="string" office:string-value="PA" calcext:value-type="string">
            <text:p>PA</text:p>
          </table:table-cell>
          <table:table-cell table:style-name="ce7" table:formula="of:=[raw_bw_colin.C1]" office:value-type="string" office:string-value="CFP" calcext:value-type="string">
            <text:p>CFP</text:p>
          </table:table-cell>
          <table:table-cell table:style-name="ce7" table:formula="of:=[raw_bw_colin.D1]" office:value-type="string" office:string-value="CS" calcext:value-type="string">
            <text:p>CS</text:p>
          </table:table-cell>
          <table:table-cell table:style-name="ce7" table:formula="of:=[raw_bw_colin.E1]" office:value-type="string" office:string-value="CA" calcext:value-type="string">
            <text:p>CA</text:p>
          </table:table-cell>
          <table:table-cell table:style-name="ce7" table:formula="of:=[raw_bw_colin.F1]" office:value-type="string" office:string-value="O" calcext:value-type="string">
            <text:p>O</text:p>
          </table:table-cell>
          <table:table-cell table:style-name="ce7" table:formula="of:=[raw_bw_colin.G1]" office:value-type="string" office:string-value="OT" calcext:value-type="string">
            <text:p>OT</text:p>
          </table:table-cell>
          <table:table-cell table:style-name="ce7" table:formula="of:=[raw_bw_colin.H1]" office:value-type="string" office:string-value="A" calcext:value-type="string">
            <text:p>A</text:p>
          </table:table-cell>
          <table:table-cell table:style-name="ce7" table:formula="of:=[raw_bw_colin.I1]" office:value-type="string" office:string-value="AT" calcext:value-type="string">
            <text:p>AT</text:p>
          </table:table-cell>
          <table:table-cell table:style-name="ce7" table:formula="of:=[raw_bw_colin.J1]" office:value-type="string" office:string-value="AO" calcext:value-type="string">
            <text:p>AO</text:p>
          </table:table-cell>
          <table:table-cell table:style-name="ce7" table:formula="of:=[raw_bw_colin.K1]" office:value-type="string" office:string-value="AOT" calcext:value-type="string">
            <text:p>AOT</text:p>
          </table:table-cell>
          <table:table-cell table:style-name="ce12" table:number-columns-repeated="1012"/>
        </table:table-row>
        <table:table-row table:style-name="ro2">
          <table:table-cell table:style-name="ce8" office:value-type="string" calcext:value-type="string" table:number-columns-spanned="1" table:number-rows-spanned="4">
            <text:p>Results (%)</text:p>
          </table:table-cell>
          <table:table-cell table:style-name="ce9" table:formula="of:=[raw_bw_colin.$A$2]" office:value-type="string" office:string-value="Success (%)" calcext:value-type="string">
            <text:p>Success (%)</text:p>
          </table:table-cell>
          <table:table-cell table:style-name="ce11" table:formula="of:==SUBSTITUTE([raw_bw_colin.B2];&quot;nan&quot;;&quot;N/A&quot;)" office:value-type="string" office:string-value="28" calcext:value-type="string">
            <text:p>28</text:p>
          </table:table-cell>
          <table:table-cell table:style-name="ce11" table:formula="of:==SUBSTITUTE([raw_bw_colin.C2];&quot;nan&quot;;&quot;N/A&quot;)" office:value-type="string" office:string-value="38" calcext:value-type="string">
            <text:p>38</text:p>
          </table:table-cell>
          <table:table-cell table:style-name="ce11" table:formula="of:==SUBSTITUTE([raw_bw_colin.D2];&quot;nan&quot;;&quot;N/A&quot;)" office:value-type="string" office:string-value="38" calcext:value-type="string">
            <text:p>38</text:p>
          </table:table-cell>
          <table:table-cell table:style-name="ce11" table:formula="of:==SUBSTITUTE([raw_bw_colin.E2];&quot;nan&quot;;&quot;N/A&quot;)" office:value-type="string" office:string-value="39" calcext:value-type="string">
            <text:p>39</text:p>
          </table:table-cell>
          <table:table-cell table:style-name="ce11" table:formula="of:==SUBSTITUTE([raw_bw_colin.F2];&quot;nan&quot;;&quot;N/A&quot;)" office:value-type="string" office:string-value="48" calcext:value-type="string">
            <text:p>48</text:p>
          </table:table-cell>
          <table:table-cell table:style-name="ce11" table:formula="of:==SUBSTITUTE([raw_bw_colin.G2];&quot;nan&quot;;&quot;N/A&quot;)" office:value-type="string" office:string-value="47" calcext:value-type="string">
            <text:p>47</text:p>
          </table:table-cell>
          <table:table-cell table:style-name="ce11" table:formula="of:==SUBSTITUTE([raw_bw_colin.H2];&quot;nan&quot;;&quot;N/A&quot;)" office:value-type="string" office:string-value="41" calcext:value-type="string">
            <text:p>41</text:p>
          </table:table-cell>
          <table:table-cell table:style-name="ce11" table:formula="of:==SUBSTITUTE([raw_bw_colin.I2];&quot;nan&quot;;&quot;N/A&quot;)" office:value-type="string" office:string-value="43" calcext:value-type="string">
            <text:p>43</text:p>
          </table:table-cell>
          <table:table-cell table:style-name="ce11" table:formula="of:==SUBSTITUTE([raw_bw_colin.J2];&quot;nan&quot;;&quot;N/A&quot;)" office:value-type="string" office:string-value="46" calcext:value-type="string">
            <text:p>46</text:p>
          </table:table-cell>
          <table:table-cell table:style-name="ce11" table:formula="of:==SUBSTITUTE([raw_bw_colin.K2];&quot;nan&quot;;&quot;N/A&quot;)" office:value-type="string" office:string-value="45" calcext:value-type="string">
            <text:p>45</text:p>
          </table:table-cell>
          <table:table-cell table:number-columns-repeated="1012"/>
        </table:table-row>
        <table:table-row table:style-name="ro2">
          <table:covered-table-cell table:style-name="ce9"/>
          <table:table-cell table:style-name="ce9" table:formula="of:=[raw_bw_colin.$A$3]" office:value-type="string" office:string-value="Nonexecutable (%)" calcext:value-type="string">
            <text:p>Nonexecutable (%)</text:p>
          </table:table-cell>
          <table:table-cell table:style-name="ce11" table:formula="of:==SUBSTITUTE([raw_bw_colin.B3];&quot;nan&quot;;&quot;N/A&quot;)" office:value-type="string" office:string-value="0" calcext:value-type="string">
            <text:p>0</text:p>
          </table:table-cell>
          <table:table-cell table:style-name="ce11" table:formula="of:==SUBSTITUTE([raw_bw_colin.C3];&quot;nan&quot;;&quot;N/A&quot;)" office:value-type="string" office:string-value="34" calcext:value-type="string">
            <text:p>34</text:p>
          </table:table-cell>
          <table:table-cell table:style-name="ce11" table:formula="of:==SUBSTITUTE([raw_bw_colin.D3];&quot;nan&quot;;&quot;N/A&quot;)" office:value-type="string" office:string-value="21" calcext:value-type="string">
            <text:p>21</text:p>
          </table:table-cell>
          <table:table-cell table:style-name="ce11" table:formula="of:==SUBSTITUTE([raw_bw_colin.E3];&quot;nan&quot;;&quot;N/A&quot;)" office:value-type="string" office:string-value="25" calcext:value-type="string">
            <text:p>25</text:p>
          </table:table-cell>
          <table:table-cell table:style-name="ce11" table:formula="of:==SUBSTITUTE([raw_bw_colin.F3];&quot;nan&quot;;&quot;N/A&quot;)" office:value-type="string" office:string-value="16" calcext:value-type="string">
            <text:p>16</text:p>
          </table:table-cell>
          <table:table-cell table:style-name="ce11" table:formula="of:==SUBSTITUTE([raw_bw_colin.G3];&quot;nan&quot;;&quot;N/A&quot;)" office:value-type="string" office:string-value="16" calcext:value-type="string">
            <text:p>16</text:p>
          </table:table-cell>
          <table:table-cell table:style-name="ce11" table:formula="of:==SUBSTITUTE([raw_bw_colin.H3];&quot;nan&quot;;&quot;N/A&quot;)" office:value-type="string" office:string-value="22" calcext:value-type="string">
            <text:p>22</text:p>
          </table:table-cell>
          <table:table-cell table:style-name="ce11" table:formula="of:==SUBSTITUTE([raw_bw_colin.I3];&quot;nan&quot;;&quot;N/A&quot;)" office:value-type="string" office:string-value="16" calcext:value-type="string">
            <text:p>16</text:p>
          </table:table-cell>
          <table:table-cell table:style-name="ce11" table:formula="of:==SUBSTITUTE([raw_bw_colin.J3];&quot;nan&quot;;&quot;N/A&quot;)" office:value-type="string" office:string-value="19" calcext:value-type="string">
            <text:p>19</text:p>
          </table:table-cell>
          <table:table-cell table:style-name="ce11" table:formula="of:==SUBSTITUTE([raw_bw_colin.K3];&quot;nan&quot;;&quot;N/A&quot;)" office:value-type="string" office:string-value="19" calcext:value-type="string">
            <text:p>19</text:p>
          </table:table-cell>
          <table:table-cell table:number-columns-repeated="1012"/>
        </table:table-row>
        <table:table-row table:style-name="ro2">
          <table:covered-table-cell table:style-name="ce9"/>
          <table:table-cell table:style-name="ce9" table:formula="of:=[raw_bw_colin.$A$4]" office:value-type="string" office:string-value="Time Fail (%)" calcext:value-type="string">
            <text:p>Time Fail (%)</text:p>
          </table:table-cell>
          <table:table-cell table:style-name="ce11" table:formula="of:==SUBSTITUTE([raw_bw_colin.B4];&quot;nan&quot;;&quot;N/A&quot;)" office:value-type="string" office:string-value="42" calcext:value-type="string">
            <text:p>42</text:p>
          </table:table-cell>
          <table:table-cell table:style-name="ce11" table:formula="of:==SUBSTITUTE([raw_bw_colin.C4];&quot;nan&quot;;&quot;N/A&quot;)" office:value-type="string" office:string-value="12" calcext:value-type="string">
            <text:p>12</text:p>
          </table:table-cell>
          <table:table-cell table:style-name="ce11" table:formula="of:==SUBSTITUTE([raw_bw_colin.D4];&quot;nan&quot;;&quot;N/A&quot;)" office:value-type="string" office:string-value="17" calcext:value-type="string">
            <text:p>17</text:p>
          </table:table-cell>
          <table:table-cell table:style-name="ce11" table:formula="of:==SUBSTITUTE([raw_bw_colin.E4];&quot;nan&quot;;&quot;N/A&quot;)" office:value-type="string" office:string-value="20" calcext:value-type="string">
            <text:p>20</text:p>
          </table:table-cell>
          <table:table-cell table:style-name="ce11" table:formula="of:==SUBSTITUTE([raw_bw_colin.F4];&quot;nan&quot;;&quot;N/A&quot;)" office:value-type="string" office:string-value="13" calcext:value-type="string">
            <text:p>13</text:p>
          </table:table-cell>
          <table:table-cell table:style-name="ce11" table:formula="of:==SUBSTITUTE([raw_bw_colin.G4];&quot;nan&quot;;&quot;N/A&quot;)" office:value-type="string" office:string-value="14" calcext:value-type="string">
            <text:p>14</text:p>
          </table:table-cell>
          <table:table-cell table:style-name="ce11" table:formula="of:==SUBSTITUTE([raw_bw_colin.H4];&quot;nan&quot;;&quot;N/A&quot;)" office:value-type="string" office:string-value="13" calcext:value-type="string">
            <text:p>13</text:p>
          </table:table-cell>
          <table:table-cell table:style-name="ce11" table:formula="of:==SUBSTITUTE([raw_bw_colin.I4];&quot;nan&quot;;&quot;N/A&quot;)" office:value-type="string" office:string-value="17" calcext:value-type="string">
            <text:p>17</text:p>
          </table:table-cell>
          <table:table-cell table:style-name="ce11" table:formula="of:==SUBSTITUTE([raw_bw_colin.J4];&quot;nan&quot;;&quot;N/A&quot;)" office:value-type="string" office:string-value="13" calcext:value-type="string">
            <text:p>13</text:p>
          </table:table-cell>
          <table:table-cell table:style-name="ce11" table:formula="of:==SUBSTITUTE([raw_bw_colin.K4];&quot;nan&quot;;&quot;N/A&quot;)" office:value-type="string" office:string-value="11" calcext:value-type="string">
            <text:p>11</text:p>
          </table:table-cell>
          <table:table-cell table:number-columns-repeated="1012"/>
        </table:table-row>
        <table:table-row table:style-name="ro2">
          <table:covered-table-cell table:style-name="ce9"/>
          <table:table-cell table:style-name="ce9" table:formula="of:=[raw_bw_colin.$A$5]" office:value-type="string" office:string-value="Memory Fail (%)" calcext:value-type="string">
            <text:p>Memory Fail (%)</text:p>
          </table:table-cell>
          <table:table-cell table:style-name="ce11" table:formula="of:==SUBSTITUTE([raw_bw_colin.B5];&quot;nan&quot;;&quot;N/A&quot;)" office:value-type="string" office:string-value="30" calcext:value-type="string">
            <text:p>30</text:p>
          </table:table-cell>
          <table:table-cell table:style-name="ce11" table:formula="of:==SUBSTITUTE([raw_bw_colin.C5];&quot;nan&quot;;&quot;N/A&quot;)" office:value-type="string" office:string-value="16" calcext:value-type="string">
            <text:p>16</text:p>
          </table:table-cell>
          <table:table-cell table:style-name="ce11" table:formula="of:==SUBSTITUTE([raw_bw_colin.D5];&quot;nan&quot;;&quot;N/A&quot;)" office:value-type="string" office:string-value="24" calcext:value-type="string">
            <text:p>24</text:p>
          </table:table-cell>
          <table:table-cell table:style-name="ce11" table:formula="of:==SUBSTITUTE([raw_bw_colin.E5];&quot;nan&quot;;&quot;N/A&quot;)" office:value-type="string" office:string-value="16" calcext:value-type="string">
            <text:p>16</text:p>
          </table:table-cell>
          <table:table-cell table:style-name="ce11" table:formula="of:==SUBSTITUTE([raw_bw_colin.F5];&quot;nan&quot;;&quot;N/A&quot;)" office:value-type="string" office:string-value="23" calcext:value-type="string">
            <text:p>23</text:p>
          </table:table-cell>
          <table:table-cell table:style-name="ce11" table:formula="of:==SUBSTITUTE([raw_bw_colin.G5];&quot;nan&quot;;&quot;N/A&quot;)" office:value-type="string" office:string-value="23" calcext:value-type="string">
            <text:p>23</text:p>
          </table:table-cell>
          <table:table-cell table:style-name="ce11" table:formula="of:==SUBSTITUTE([raw_bw_colin.H5];&quot;nan&quot;;&quot;N/A&quot;)" office:value-type="string" office:string-value="24" calcext:value-type="string">
            <text:p>24</text:p>
          </table:table-cell>
          <table:table-cell table:style-name="ce11" table:formula="of:==SUBSTITUTE([raw_bw_colin.I5];&quot;nan&quot;;&quot;N/A&quot;)" office:value-type="string" office:string-value="24" calcext:value-type="string">
            <text:p>24</text:p>
          </table:table-cell>
          <table:table-cell table:style-name="ce11" table:formula="of:==SUBSTITUTE([raw_bw_colin.J5];&quot;nan&quot;;&quot;N/A&quot;)" office:value-type="string" office:string-value="22" calcext:value-type="string">
            <text:p>22</text:p>
          </table:table-cell>
          <table:table-cell table:style-name="ce11" table:formula="of:==SUBSTITUTE([raw_bw_colin.K5];&quot;nan&quot;;&quot;N/A&quot;)" office:value-type="string" office:string-value="25" calcext:value-type="string">
            <text:p>25</text:p>
          </table:table-cell>
          <table:table-cell table:number-columns-repeated="1012"/>
        </table:table-row>
        <table:table-row table:style-name="ro2">
          <table:table-cell table:style-name="ce8" table:formula="of:=[raw_bw_colin.A6]" office:value-type="string" office:string-value="Makespan (s)" calcext:value-type="string">
            <text:p>Makespan (s)</text:p>
          </table:table-cell>
          <table:table-cell table:style-name="ce9" office:value-type="string" calcext:value-type="string">
            <text:p>Success</text:p>
          </table:table-cell>
          <table:table-cell table:style-name="ce11" table:formula="of:==SUBSTITUTE([raw_bw_colin.B6];&quot;nan&quot;;&quot;N/A&quot;)" office:value-type="string" office:string-value="46.8 (3.2)" calcext:value-type="string">
            <text:p>46.8 (3.2)</text:p>
          </table:table-cell>
          <table:table-cell table:style-name="ce11" table:formula="of:==SUBSTITUTE([raw_bw_colin.C6];&quot;nan&quot;;&quot;N/A&quot;)" office:value-type="string" office:string-value="57.3 (3.5)" calcext:value-type="string">
            <text:p>57.3 (3.5)</text:p>
          </table:table-cell>
          <table:table-cell table:style-name="ce11" table:formula="of:==SUBSTITUTE([raw_bw_colin.D6];&quot;nan&quot;;&quot;N/A&quot;)" office:value-type="string" office:string-value="62.2 (3.8)" calcext:value-type="string">
            <text:p>62.2 (3.8)</text:p>
          </table:table-cell>
          <table:table-cell table:style-name="ce11" table:formula="of:==SUBSTITUTE([raw_bw_colin.E6];&quot;nan&quot;;&quot;N/A&quot;)" office:value-type="string" office:string-value="56.5 (3.8)" calcext:value-type="string">
            <text:p>56.5 (3.8)</text:p>
          </table:table-cell>
          <table:table-cell table:style-name="ce11" table:formula="of:==SUBSTITUTE([raw_bw_colin.F6];&quot;nan&quot;;&quot;N/A&quot;)" office:value-type="string" office:string-value="49.5 (2.6)" calcext:value-type="string">
            <text:p>49.5 (2.6)</text:p>
          </table:table-cell>
          <table:table-cell table:style-name="ce11" table:formula="of:==SUBSTITUTE([raw_bw_colin.G6];&quot;nan&quot;;&quot;N/A&quot;)" office:value-type="string" office:string-value="51.3 (2.7)" calcext:value-type="string">
            <text:p>51.3 (2.7)</text:p>
          </table:table-cell>
          <table:table-cell table:style-name="ce11" table:formula="of:==SUBSTITUTE([raw_bw_colin.H6];&quot;nan&quot;;&quot;N/A&quot;)" office:value-type="string" office:string-value="54.3 (3.3)" calcext:value-type="string">
            <text:p>54.3 (3.3)</text:p>
          </table:table-cell>
          <table:table-cell table:style-name="ce11" table:formula="of:==SUBSTITUTE([raw_bw_colin.I6];&quot;nan&quot;;&quot;N/A&quot;)" office:value-type="string" office:string-value="55.9 (2.8)" calcext:value-type="string">
            <text:p>55.9 (2.8)</text:p>
          </table:table-cell>
          <table:table-cell table:style-name="ce11" table:formula="of:==SUBSTITUTE([raw_bw_colin.J6];&quot;nan&quot;;&quot;N/A&quot;)" office:value-type="string" office:string-value="50.9 (3.0)" calcext:value-type="string">
            <text:p>50.9 (3.0)</text:p>
          </table:table-cell>
          <table:table-cell table:style-name="ce11" table:formula="of:==SUBSTITUTE([raw_bw_colin.K6];&quot;nan&quot;;&quot;N/A&quot;)" office:value-type="string" office:string-value="54.4 (2.9)" calcext:value-type="string">
            <text:p>54.4 (2.9)</text:p>
          </table:table-cell>
          <table:table-cell table:number-columns-repeated="1012"/>
        </table:table-row>
        <table:table-row table:style-name="ro2">
          <table:table-cell table:style-name="ce8" table:formula="of:=[raw_bw_colin.A10]" office:value-type="string" office:string-value="Number of Actions" calcext:value-type="string">
            <text:p>Number of Actions</text:p>
          </table:table-cell>
          <table:table-cell table:style-name="ce9" office:value-type="string" calcext:value-type="string">
            <text:p>Success</text:p>
          </table:table-cell>
          <table:table-cell table:style-name="ce11" table:formula="of:==SUBSTITUTE([raw_bw_colin.B10];&quot;nan&quot;;&quot;N/A&quot;)" office:value-type="string" office:string-value="71.2 (4.1)" calcext:value-type="string">
            <text:p>71.2 (4.1)</text:p>
          </table:table-cell>
          <table:table-cell table:style-name="ce11" table:formula="of:==SUBSTITUTE([raw_bw_colin.C10];&quot;nan&quot;;&quot;N/A&quot;)" office:value-type="string" office:string-value="72.6 (3.5)" calcext:value-type="string">
            <text:p>72.6 (3.5)</text:p>
          </table:table-cell>
          <table:table-cell table:style-name="ce11" table:formula="of:==SUBSTITUTE([raw_bw_colin.D10];&quot;nan&quot;;&quot;N/A&quot;)" office:value-type="string" office:string-value="77.0 (4.0)" calcext:value-type="string">
            <text:p>77.0 (4.0)</text:p>
          </table:table-cell>
          <table:table-cell table:style-name="ce11" table:formula="of:==SUBSTITUTE([raw_bw_colin.E10];&quot;nan&quot;;&quot;N/A&quot;)" office:value-type="string" office:string-value="72.4 (3.9)" calcext:value-type="string">
            <text:p>72.4 (3.9)</text:p>
          </table:table-cell>
          <table:table-cell table:style-name="ce11" table:formula="of:==SUBSTITUTE([raw_bw_colin.F10];&quot;nan&quot;;&quot;N/A&quot;)" office:value-type="string" office:string-value="64.8 (3.1)" calcext:value-type="string">
            <text:p>64.8 (3.1)</text:p>
          </table:table-cell>
          <table:table-cell table:style-name="ce11" table:formula="of:==SUBSTITUTE([raw_bw_colin.G10];&quot;nan&quot;;&quot;N/A&quot;)" office:value-type="string" office:string-value="66.1 (3.2)" calcext:value-type="string">
            <text:p>66.1 (3.2)</text:p>
          </table:table-cell>
          <table:table-cell table:style-name="ce11" table:formula="of:==SUBSTITUTE([raw_bw_colin.H10];&quot;nan&quot;;&quot;N/A&quot;)" office:value-type="string" office:string-value="72.0 (3.8)" calcext:value-type="string">
            <text:p>72.0 (3.8)</text:p>
          </table:table-cell>
          <table:table-cell table:style-name="ce11" table:formula="of:==SUBSTITUTE([raw_bw_colin.I10];&quot;nan&quot;;&quot;N/A&quot;)" office:value-type="string" office:string-value="73.0 (3.5)" calcext:value-type="string">
            <text:p>73.0 (3.5)</text:p>
          </table:table-cell>
          <table:table-cell table:style-name="ce11" table:formula="of:==SUBSTITUTE([raw_bw_colin.J10];&quot;nan&quot;;&quot;N/A&quot;)" office:value-type="string" office:string-value="66.7 (3.6)" calcext:value-type="string">
            <text:p>66.7 (3.6)</text:p>
          </table:table-cell>
          <table:table-cell table:style-name="ce11" table:formula="of:==SUBSTITUTE([raw_bw_colin.K10];&quot;nan&quot;;&quot;N/A&quot;)" office:value-type="string" office:string-value="69.8 (3.4)" calcext:value-type="string">
            <text:p>69.8 (3.4)</text:p>
          </table:table-cell>
          <table:table-cell table:number-columns-repeated="1012"/>
        </table:table-row>
        <table:table-row table:style-name="ro2">
          <table:table-cell table:style-name="ce8" table:formula="of:=[raw_bw_colin.A14]" office:value-type="string" office:string-value="Processing Time (s)" calcext:value-type="string" table:number-columns-spanned="1" table:number-rows-spanned="4">
            <text:p>Processing Time (s)</text:p>
          </table:table-cell>
          <table:table-cell table:style-name="ce9" office:value-type="string" calcext:value-type="string">
            <text:p>Success</text:p>
          </table:table-cell>
          <table:table-cell table:style-name="ce11" table:formula="of:==SUBSTITUTE([raw_bw_colin.B14];&quot;nan&quot;;&quot;N/A&quot;)" office:value-type="string" office:string-value="660.5 (136.8)" calcext:value-type="string">
            <text:p>660.5 (136.8)</text:p>
          </table:table-cell>
          <table:table-cell table:style-name="ce11" table:formula="of:==SUBSTITUTE([raw_bw_colin.C14];&quot;nan&quot;;&quot;N/A&quot;)" office:value-type="string" office:string-value="342.3 (109.5)" calcext:value-type="string">
            <text:p>342.3 (109.5)</text:p>
          </table:table-cell>
          <table:table-cell table:style-name="ce11" table:formula="of:==SUBSTITUTE([raw_bw_colin.D14];&quot;nan&quot;;&quot;N/A&quot;)" office:value-type="string" office:string-value="267.1 (69.5)" calcext:value-type="string">
            <text:p>267.1 (69.5)</text:p>
          </table:table-cell>
          <table:table-cell table:style-name="ce11" table:formula="of:==SUBSTITUTE([raw_bw_colin.E14];&quot;nan&quot;;&quot;N/A&quot;)" office:value-type="string" office:string-value="577.3 (130.8)" calcext:value-type="string">
            <text:p>577.3 (130.8)</text:p>
          </table:table-cell>
          <table:table-cell table:style-name="ce11" table:formula="of:==SUBSTITUTE([raw_bw_colin.F14];&quot;nan&quot;;&quot;N/A&quot;)" office:value-type="string" office:string-value="321.0 (85.6)" calcext:value-type="string">
            <text:p>321.0 (85.6)</text:p>
          </table:table-cell>
          <table:table-cell table:style-name="ce11" table:formula="of:==SUBSTITUTE([raw_bw_colin.G14];&quot;nan&quot;;&quot;N/A&quot;)" office:value-type="string" office:string-value="343.1 (88.9)" calcext:value-type="string">
            <text:p>343.1 (88.9)</text:p>
          </table:table-cell>
          <table:table-cell table:style-name="ce11" table:formula="of:==SUBSTITUTE([raw_bw_colin.H14];&quot;nan&quot;;&quot;N/A&quot;)" office:value-type="string" office:string-value="673.1 (155.2)" calcext:value-type="string">
            <text:p>673.1 (155.2)</text:p>
          </table:table-cell>
          <table:table-cell table:style-name="ce11" table:formula="of:==SUBSTITUTE([raw_bw_colin.I14];&quot;nan&quot;;&quot;N/A&quot;)" office:value-type="string" office:string-value="647.5 (136.7)" calcext:value-type="string">
            <text:p>647.5 (136.7)</text:p>
          </table:table-cell>
          <table:table-cell table:style-name="ce11" table:formula="of:==SUBSTITUTE([raw_bw_colin.J14];&quot;nan&quot;;&quot;N/A&quot;)" office:value-type="string" office:string-value="412.4 (108.4)" calcext:value-type="string">
            <text:p>412.4 (108.4)</text:p>
          </table:table-cell>
          <table:table-cell table:style-name="ce11" table:formula="of:==SUBSTITUTE([raw_bw_colin.K14];&quot;nan&quot;;&quot;N/A&quot;)" office:value-type="string" office:string-value="521.8 (120.1)" calcext:value-type="string">
            <text:p>521.8 (120.1)</text:p>
          </table:table-cell>
          <table:table-cell table:number-columns-repeated="1012"/>
        </table:table-row>
        <table:table-row table:style-name="ro2">
          <table:covered-table-cell table:style-name="ce9" table:formula="of:=[raw_bw_colin.A15]" office:value-type="string" office:string-value="Processing Time (s)" calcext:value-type="string">
            <text:p>Processing Time (s)</text:p>
          </table:covered-table-cell>
          <table:table-cell table:style-name="ce9" office:value-type="string" calcext:value-type="string">
            <text:p>Nonexecutable</text:p>
          </table:table-cell>
          <table:table-cell table:style-name="ce11" table:formula="of:==SUBSTITUTE([raw_bw_colin.B15];&quot;nan&quot;;&quot;N/A&quot;)" office:value-type="string" office:string-value="N/A (N/A)" calcext:value-type="string">
            <text:p>N/A (N/A)</text:p>
          </table:table-cell>
          <table:table-cell table:style-name="ce11" table:formula="of:==SUBSTITUTE([raw_bw_colin.C15];&quot;nan&quot;;&quot;N/A&quot;)" office:value-type="string" office:string-value="414.9 (127.5)" calcext:value-type="string">
            <text:p>414.9 (127.5)</text:p>
          </table:table-cell>
          <table:table-cell table:style-name="ce11" table:formula="of:==SUBSTITUTE([raw_bw_colin.D15];&quot;nan&quot;;&quot;N/A&quot;)" office:value-type="string" office:string-value="278.1 (99.2)" calcext:value-type="string">
            <text:p>278.1 (99.2)</text:p>
          </table:table-cell>
          <table:table-cell table:style-name="ce11" table:formula="of:==SUBSTITUTE([raw_bw_colin.E15];&quot;nan&quot;;&quot;N/A&quot;)" office:value-type="string" office:string-value="466.2 (124.9)" calcext:value-type="string">
            <text:p>466.2 (124.9)</text:p>
          </table:table-cell>
          <table:table-cell table:style-name="ce11" table:formula="of:==SUBSTITUTE([raw_bw_colin.F15];&quot;nan&quot;;&quot;N/A&quot;)" office:value-type="string" office:string-value="319.8 (143.2)" calcext:value-type="string">
            <text:p>319.8 (143.2)</text:p>
          </table:table-cell>
          <table:table-cell table:style-name="ce11" table:formula="of:==SUBSTITUTE([raw_bw_colin.G15];&quot;nan&quot;;&quot;N/A&quot;)" office:value-type="string" office:string-value="288.8 (148.9)" calcext:value-type="string">
            <text:p>288.8 (148.9)</text:p>
          </table:table-cell>
          <table:table-cell table:style-name="ce11" table:formula="of:==SUBSTITUTE([raw_bw_colin.H15];&quot;nan&quot;;&quot;N/A&quot;)" office:value-type="string" office:string-value="342.9 (137.7)" calcext:value-type="string">
            <text:p>342.9 (137.7)</text:p>
          </table:table-cell>
          <table:table-cell table:style-name="ce11" table:formula="of:==SUBSTITUTE([raw_bw_colin.I15];&quot;nan&quot;;&quot;N/A&quot;)" office:value-type="string" office:string-value="182.1 (140.3)" calcext:value-type="string">
            <text:p>182.1 (140.3)</text:p>
          </table:table-cell>
          <table:table-cell table:style-name="ce11" table:formula="of:==SUBSTITUTE([raw_bw_colin.J15];&quot;nan&quot;;&quot;N/A&quot;)" office:value-type="string" office:string-value="601.0 (217.9)" calcext:value-type="string">
            <text:p>601.0 (217.9)</text:p>
          </table:table-cell>
          <table:table-cell table:style-name="ce11" table:formula="of:==SUBSTITUTE([raw_bw_colin.K15];&quot;nan&quot;;&quot;N/A&quot;)" office:value-type="string" office:string-value="543.0 (222.9)" calcext:value-type="string">
            <text:p>543.0 (222.9)</text:p>
          </table:table-cell>
          <table:table-cell table:number-columns-repeated="1012"/>
        </table:table-row>
        <table:table-row table:style-name="ro2">
          <table:covered-table-cell table:style-name="ce9" table:formula="of:=[raw_bw_colin.A16]" office:value-type="string" office:string-value="Processing Time (s)" calcext:value-type="string">
            <text:p>Processing Time (s)</text:p>
          </table:covered-table-cell>
          <table:table-cell table:style-name="ce9" office:value-type="string" calcext:value-type="string">
            <text:p>Time Fail</text:p>
          </table:table-cell>
          <table:table-cell table:style-name="ce11" table:formula="of:==SUBSTITUTE([raw_bw_colin.B16];&quot;nan&quot;;&quot;N/A&quot;)" office:value-type="string" office:string-value="3601.3 (0.1)" calcext:value-type="string">
            <text:p>3601.3 (0.1)</text:p>
          </table:table-cell>
          <table:table-cell table:style-name="ce11" table:formula="of:==SUBSTITUTE([raw_bw_colin.C16];&quot;nan&quot;;&quot;N/A&quot;)" office:value-type="string" office:string-value="3601.8 (0.2)" calcext:value-type="string">
            <text:p>3601.8 (0.2)</text:p>
          </table:table-cell>
          <table:table-cell table:style-name="ce11" table:formula="of:==SUBSTITUTE([raw_bw_colin.D16];&quot;nan&quot;;&quot;N/A&quot;)" office:value-type="string" office:string-value="3601.6 (0.2)" calcext:value-type="string">
            <text:p>3601.6 (0.2)</text:p>
          </table:table-cell>
          <table:table-cell table:style-name="ce11" table:formula="of:==SUBSTITUTE([raw_bw_colin.E16];&quot;nan&quot;;&quot;N/A&quot;)" office:value-type="string" office:string-value="3601.3 (0.2)" calcext:value-type="string">
            <text:p>3601.3 (0.2)</text:p>
          </table:table-cell>
          <table:table-cell table:style-name="ce11" table:formula="of:==SUBSTITUTE([raw_bw_colin.F16];&quot;nan&quot;;&quot;N/A&quot;)" office:value-type="string" office:string-value="3602.0 (0.2)" calcext:value-type="string">
            <text:p>3602.0 (0.2)</text:p>
          </table:table-cell>
          <table:table-cell table:style-name="ce11" table:formula="of:==SUBSTITUTE([raw_bw_colin.G16];&quot;nan&quot;;&quot;N/A&quot;)" office:value-type="string" office:string-value="3601.9 (0.3)" calcext:value-type="string">
            <text:p>3601.9 (0.3)</text:p>
          </table:table-cell>
          <table:table-cell table:style-name="ce11" table:formula="of:==SUBSTITUTE([raw_bw_colin.H16];&quot;nan&quot;;&quot;N/A&quot;)" office:value-type="string" office:string-value="3601.5 (0.2)" calcext:value-type="string">
            <text:p>3601.5 (0.2)</text:p>
          </table:table-cell>
          <table:table-cell table:style-name="ce11" table:formula="of:==SUBSTITUTE([raw_bw_colin.I16];&quot;nan&quot;;&quot;N/A&quot;)" office:value-type="string" office:string-value="3601.5 (0.2)" calcext:value-type="string">
            <text:p>3601.5 (0.2)</text:p>
          </table:table-cell>
          <table:table-cell table:style-name="ce11" table:formula="of:==SUBSTITUTE([raw_bw_colin.J16];&quot;nan&quot;;&quot;N/A&quot;)" office:value-type="string" office:string-value="3601.7 (0.3)" calcext:value-type="string">
            <text:p>3601.7 (0.3)</text:p>
          </table:table-cell>
          <table:table-cell table:style-name="ce11" table:formula="of:==SUBSTITUTE([raw_bw_colin.K16];&quot;nan&quot;;&quot;N/A&quot;)" office:value-type="string" office:string-value="3601.6 (0.3)" calcext:value-type="string">
            <text:p>3601.6 (0.3)</text:p>
          </table:table-cell>
          <table:table-cell table:number-columns-repeated="1012"/>
        </table:table-row>
        <table:table-row table:style-name="ro2">
          <table:covered-table-cell table:style-name="ce9" table:formula="of:=[raw_bw_colin.A17]" office:value-type="string" office:string-value="Processing Time (s)" calcext:value-type="string">
            <text:p>Processing Time (s)</text:p>
          </table:covered-table-cell>
          <table:table-cell table:style-name="ce9" office:value-type="string" calcext:value-type="string">
            <text:p>Memory Fail</text:p>
          </table:table-cell>
          <table:table-cell table:style-name="ce11" table:formula="of:==SUBSTITUTE([raw_bw_colin.B17];&quot;nan&quot;;&quot;N/A&quot;)" office:value-type="string" office:string-value="2601.0 (105.1)" calcext:value-type="string">
            <text:p>2601.0 (105.1)</text:p>
          </table:table-cell>
          <table:table-cell table:style-name="ce11" table:formula="of:==SUBSTITUTE([raw_bw_colin.C17];&quot;nan&quot;;&quot;N/A&quot;)" office:value-type="string" office:string-value="2655.2 (118.6)" calcext:value-type="string">
            <text:p>2655.2 (118.6)</text:p>
          </table:table-cell>
          <table:table-cell table:style-name="ce11" table:formula="of:==SUBSTITUTE([raw_bw_colin.D17];&quot;nan&quot;;&quot;N/A&quot;)" office:value-type="string" office:string-value="2423.6 (137.8)" calcext:value-type="string">
            <text:p>2423.6 (137.8)</text:p>
          </table:table-cell>
          <table:table-cell table:style-name="ce11" table:formula="of:==SUBSTITUTE([raw_bw_colin.E17];&quot;nan&quot;;&quot;N/A&quot;)" office:value-type="string" office:string-value="2422.8 (164.4)" calcext:value-type="string">
            <text:p>2422.8 (164.4)</text:p>
          </table:table-cell>
          <table:table-cell table:style-name="ce11" table:formula="of:==SUBSTITUTE([raw_bw_colin.F17];&quot;nan&quot;;&quot;N/A&quot;)" office:value-type="string" office:string-value="2544.5 (142.6)" calcext:value-type="string">
            <text:p>2544.5 (142.6)</text:p>
          </table:table-cell>
          <table:table-cell table:style-name="ce11" table:formula="of:==SUBSTITUTE([raw_bw_colin.G17];&quot;nan&quot;;&quot;N/A&quot;)" office:value-type="string" office:string-value="2564.6 (143.1)" calcext:value-type="string">
            <text:p>2564.6 (143.1)</text:p>
          </table:table-cell>
          <table:table-cell table:style-name="ce11" table:formula="of:==SUBSTITUTE([raw_bw_colin.H17];&quot;nan&quot;;&quot;N/A&quot;)" office:value-type="string" office:string-value="2452.4 (155.8)" calcext:value-type="string">
            <text:p>2452.4 (155.8)</text:p>
          </table:table-cell>
          <table:table-cell table:style-name="ce11" table:formula="of:==SUBSTITUTE([raw_bw_colin.I17];&quot;nan&quot;;&quot;N/A&quot;)" office:value-type="string" office:string-value="2654.0 (124.8)" calcext:value-type="string">
            <text:p>2654.0 (124.8)</text:p>
          </table:table-cell>
          <table:table-cell table:style-name="ce11" table:formula="of:==SUBSTITUTE([raw_bw_colin.J17];&quot;nan&quot;;&quot;N/A&quot;)" office:value-type="string" office:string-value="2545.3 (151.9)" calcext:value-type="string">
            <text:p>2545.3 (151.9)</text:p>
          </table:table-cell>
          <table:table-cell table:style-name="ce11" table:formula="of:==SUBSTITUTE([raw_bw_colin.K17];&quot;nan&quot;;&quot;N/A&quot;)" office:value-type="string" office:string-value="2534.4 (139.7)" calcext:value-type="string">
            <text:p>2534.4 (139.7)</text:p>
          </table:table-cell>
          <table:table-cell table:number-columns-repeated="1012"/>
        </table:table-row>
        <table:table-row table:style-name="ro2">
          <table:table-cell table:style-name="ce8" table:formula="of:=[raw_bw_colin.A18]" office:value-type="string" office:string-value="Memory Usage (GB)" calcext:value-type="string" table:number-columns-spanned="1" table:number-rows-spanned="4">
            <text:p>Memory Usage (GB)</text:p>
          </table:table-cell>
          <table:table-cell table:style-name="ce9" office:value-type="string" calcext:value-type="string">
            <text:p>Success</text:p>
          </table:table-cell>
          <table:table-cell table:style-name="ce11" table:formula="of:==SUBSTITUTE([raw_bw_colin.B18];&quot;nan&quot;;&quot;N/A&quot;)" office:value-type="string" office:string-value="26.2 (5.5)" calcext:value-type="string">
            <text:p>26.2 (5.5)</text:p>
          </table:table-cell>
          <table:table-cell table:style-name="ce11" table:formula="of:==SUBSTITUTE([raw_bw_colin.C18];&quot;nan&quot;;&quot;N/A&quot;)" office:value-type="string" office:string-value="11.2 (2.8)" calcext:value-type="string">
            <text:p>11.2 (2.8)</text:p>
          </table:table-cell>
          <table:table-cell table:style-name="ce11" table:formula="of:==SUBSTITUTE([raw_bw_colin.D18];&quot;nan&quot;;&quot;N/A&quot;)" office:value-type="string" office:string-value="7.9 (2.0)" calcext:value-type="string">
            <text:p>7.9 (2.0)</text:p>
          </table:table-cell>
          <table:table-cell table:style-name="ce11" table:formula="of:==SUBSTITUTE([raw_bw_colin.E18];&quot;nan&quot;;&quot;N/A&quot;)" office:value-type="string" office:string-value="18.0 (4.4)" calcext:value-type="string">
            <text:p>18.0 (4.4)</text:p>
          </table:table-cell>
          <table:table-cell table:style-name="ce11" table:formula="of:==SUBSTITUTE([raw_bw_colin.F18];&quot;nan&quot;;&quot;N/A&quot;)" office:value-type="string" office:string-value="11.0 (2.8)" calcext:value-type="string">
            <text:p>11.0 (2.8)</text:p>
          </table:table-cell>
          <table:table-cell table:style-name="ce11" table:formula="of:==SUBSTITUTE([raw_bw_colin.G18];&quot;nan&quot;;&quot;N/A&quot;)" office:value-type="string" office:string-value="11.5 (2.8)" calcext:value-type="string">
            <text:p>11.5 (2.8)</text:p>
          </table:table-cell>
          <table:table-cell table:style-name="ce11" table:formula="of:==SUBSTITUTE([raw_bw_colin.H18];&quot;nan&quot;;&quot;N/A&quot;)" office:value-type="string" office:string-value="17.7 (3.9)" calcext:value-type="string">
            <text:p>17.7 (3.9)</text:p>
          </table:table-cell>
          <table:table-cell table:style-name="ce11" table:formula="of:==SUBSTITUTE([raw_bw_colin.I18];&quot;nan&quot;;&quot;N/A&quot;)" office:value-type="string" office:string-value="18.5 (3.8)" calcext:value-type="string">
            <text:p>18.5 (3.8)</text:p>
          </table:table-cell>
          <table:table-cell table:style-name="ce11" table:formula="of:==SUBSTITUTE([raw_bw_colin.J18];&quot;nan&quot;;&quot;N/A&quot;)" office:value-type="string" office:string-value="13.5 (3.3)" calcext:value-type="string">
            <text:p>13.5 (3.3)</text:p>
          </table:table-cell>
          <table:table-cell table:style-name="ce11" table:formula="of:==SUBSTITUTE([raw_bw_colin.K18];&quot;nan&quot;;&quot;N/A&quot;)" office:value-type="string" office:string-value="15.2 (3.4)" calcext:value-type="string">
            <text:p>15.2 (3.4)</text:p>
          </table:table-cell>
          <table:table-cell table:number-columns-repeated="1012"/>
        </table:table-row>
        <table:table-row table:style-name="ro2">
          <table:covered-table-cell table:style-name="ce9" table:formula="of:=[raw_bw_colin.A19]" office:value-type="string" office:string-value="Memory Usage (GB)" calcext:value-type="string">
            <text:p>Memory Usage (GB)</text:p>
          </table:covered-table-cell>
          <table:table-cell table:style-name="ce9" office:value-type="string" calcext:value-type="string">
            <text:p>Nonexecutable</text:p>
          </table:table-cell>
          <table:table-cell table:style-name="ce11" table:formula="of:==SUBSTITUTE([raw_bw_colin.B19];&quot;nan&quot;;&quot;N/A&quot;)" office:value-type="string" office:string-value="N/A (N/A)" calcext:value-type="string">
            <text:p>N/A (N/A)</text:p>
          </table:table-cell>
          <table:table-cell table:style-name="ce11" table:formula="of:==SUBSTITUTE([raw_bw_colin.C19];&quot;nan&quot;;&quot;N/A&quot;)" office:value-type="string" office:string-value="9.5 (3.4)" calcext:value-type="string">
            <text:p>9.5 (3.4)</text:p>
          </table:table-cell>
          <table:table-cell table:style-name="ce11" table:formula="of:==SUBSTITUTE([raw_bw_colin.D19];&quot;nan&quot;;&quot;N/A&quot;)" office:value-type="string" office:string-value="5.7 (2.0)" calcext:value-type="string">
            <text:p>5.7 (2.0)</text:p>
          </table:table-cell>
          <table:table-cell table:style-name="ce11" table:formula="of:==SUBSTITUTE([raw_bw_colin.E19];&quot;nan&quot;;&quot;N/A&quot;)" office:value-type="string" office:string-value="14.0 (5.0)" calcext:value-type="string">
            <text:p>14.0 (5.0)</text:p>
          </table:table-cell>
          <table:table-cell table:style-name="ce11" table:formula="of:==SUBSTITUTE([raw_bw_colin.F19];&quot;nan&quot;;&quot;N/A&quot;)" office:value-type="string" office:string-value="8.2 (3.1)" calcext:value-type="string">
            <text:p>8.2 (3.1)</text:p>
          </table:table-cell>
          <table:table-cell table:style-name="ce11" table:formula="of:==SUBSTITUTE([raw_bw_colin.G19];&quot;nan&quot;;&quot;N/A&quot;)" office:value-type="string" office:string-value="6.6 (2.6)" calcext:value-type="string">
            <text:p>6.6 (2.6)</text:p>
          </table:table-cell>
          <table:table-cell table:style-name="ce11" table:formula="of:==SUBSTITUTE([raw_bw_colin.H19];&quot;nan&quot;;&quot;N/A&quot;)" office:value-type="string" office:string-value="8.9 (4.0)" calcext:value-type="string">
            <text:p>8.9 (4.0)</text:p>
          </table:table-cell>
          <table:table-cell table:style-name="ce11" table:formula="of:==SUBSTITUTE([raw_bw_colin.I19];&quot;nan&quot;;&quot;N/A&quot;)" office:value-type="string" office:string-value="3.6 (2.4)" calcext:value-type="string">
            <text:p>3.6 (2.4)</text:p>
          </table:table-cell>
          <table:table-cell table:style-name="ce11" table:formula="of:==SUBSTITUTE([raw_bw_colin.J19];&quot;nan&quot;;&quot;N/A&quot;)" office:value-type="string" office:string-value="15.0 (5.5)" calcext:value-type="string">
            <text:p>15.0 (5.5)</text:p>
          </table:table-cell>
          <table:table-cell table:style-name="ce11" table:formula="of:==SUBSTITUTE([raw_bw_colin.K19];&quot;nan&quot;;&quot;N/A&quot;)" office:value-type="string" office:string-value="13.1 (5.4)" calcext:value-type="string">
            <text:p>13.1 (5.4)</text:p>
          </table:table-cell>
          <table:table-cell table:number-columns-repeated="1012"/>
        </table:table-row>
        <table:table-row table:style-name="ro2">
          <table:covered-table-cell table:style-name="ce9" table:formula="of:=[raw_bw_colin.A20]" office:value-type="string" office:string-value="Memory Usage (GB)" calcext:value-type="string">
            <text:p>Memory Usage (GB)</text:p>
          </table:covered-table-cell>
          <table:table-cell table:style-name="ce9" office:value-type="string" calcext:value-type="string">
            <text:p>Time Fail</text:p>
          </table:table-cell>
          <table:table-cell table:style-name="ce11" table:formula="of:==SUBSTITUTE([raw_bw_colin.B20];&quot;nan&quot;;&quot;N/A&quot;)" office:value-type="string" office:string-value="65.4 (4.6)" calcext:value-type="string">
            <text:p>65.4 (4.6)</text:p>
          </table:table-cell>
          <table:table-cell table:style-name="ce11" table:formula="of:==SUBSTITUTE([raw_bw_colin.C20];&quot;nan&quot;;&quot;N/A&quot;)" office:value-type="string" office:string-value="88.7 (6.7)" calcext:value-type="string">
            <text:p>88.7 (6.7)</text:p>
          </table:table-cell>
          <table:table-cell table:style-name="ce11" table:formula="of:==SUBSTITUTE([raw_bw_colin.D20];&quot;nan&quot;;&quot;N/A&quot;)" office:value-type="string" office:string-value="79.8 (6.9)" calcext:value-type="string">
            <text:p>79.8 (6.9)</text:p>
          </table:table-cell>
          <table:table-cell table:style-name="ce11" table:formula="of:==SUBSTITUTE([raw_bw_colin.E20];&quot;nan&quot;;&quot;N/A&quot;)" office:value-type="string" office:string-value="68.3 (6.9)" calcext:value-type="string">
            <text:p>68.3 (6.9)</text:p>
          </table:table-cell>
          <table:table-cell table:style-name="ce11" table:formula="of:==SUBSTITUTE([raw_bw_colin.F20];&quot;nan&quot;;&quot;N/A&quot;)" office:value-type="string" office:string-value="86.2 (7.6)" calcext:value-type="string">
            <text:p>86.2 (7.6)</text:p>
          </table:table-cell>
          <table:table-cell table:style-name="ce11" table:formula="of:==SUBSTITUTE([raw_bw_colin.G20];&quot;nan&quot;;&quot;N/A&quot;)" office:value-type="string" office:string-value="86.8 (7.2)" calcext:value-type="string">
            <text:p>86.8 (7.2)</text:p>
          </table:table-cell>
          <table:table-cell table:style-name="ce11" table:formula="of:==SUBSTITUTE([raw_bw_colin.H20];&quot;nan&quot;;&quot;N/A&quot;)" office:value-type="string" office:string-value="74.9 (8.4)" calcext:value-type="string">
            <text:p>74.9 (8.4)</text:p>
          </table:table-cell>
          <table:table-cell table:style-name="ce11" table:formula="of:==SUBSTITUTE([raw_bw_colin.I20];&quot;nan&quot;;&quot;N/A&quot;)" office:value-type="string" office:string-value="70.3 (7.6)" calcext:value-type="string">
            <text:p>70.3 (7.6)</text:p>
          </table:table-cell>
          <table:table-cell table:style-name="ce11" table:formula="of:==SUBSTITUTE([raw_bw_colin.J20];&quot;nan&quot;;&quot;N/A&quot;)" office:value-type="string" office:string-value="86.3 (7.6)" calcext:value-type="string">
            <text:p>86.3 (7.6)</text:p>
          </table:table-cell>
          <table:table-cell table:style-name="ce11" table:formula="of:==SUBSTITUTE([raw_bw_colin.K20];&quot;nan&quot;;&quot;N/A&quot;)" office:value-type="string" office:string-value="74.7 (11.5)" calcext:value-type="string">
            <text:p>74.7 (11.5)</text:p>
          </table:table-cell>
          <table:table-cell table:number-columns-repeated="1012"/>
        </table:table-row>
        <table:table-row table:style-name="ro2">
          <table:covered-table-cell table:style-name="ce9" table:formula="of:=[raw_bw_colin.A21]" office:value-type="string" office:string-value="Memory Usage (GB)" calcext:value-type="string">
            <text:p>Memory Usage (GB)</text:p>
          </table:covered-table-cell>
          <table:table-cell table:style-name="ce9" office:value-type="string" calcext:value-type="string">
            <text:p>Memory Fail</text:p>
          </table:table-cell>
          <table:table-cell table:style-name="ce11" table:formula="of:==SUBSTITUTE([raw_bw_colin.B21];&quot;nan&quot;;&quot;N/A&quot;)" office:value-type="string" office:string-value="120.0 (0.0)" calcext:value-type="string">
            <text:p>120.0 (0.0)</text:p>
          </table:table-cell>
          <table:table-cell table:style-name="ce11" table:formula="of:==SUBSTITUTE([raw_bw_colin.C21];&quot;nan&quot;;&quot;N/A&quot;)" office:value-type="string" office:string-value="119.9 (0.0)" calcext:value-type="string">
            <text:p>119.9 (0.0)</text:p>
          </table:table-cell>
          <table:table-cell table:style-name="ce11" table:formula="of:==SUBSTITUTE([raw_bw_colin.D21];&quot;nan&quot;;&quot;N/A&quot;)" office:value-type="string" office:string-value="120.0 (0.0)" calcext:value-type="string">
            <text:p>120.0 (0.0)</text:p>
          </table:table-cell>
          <table:table-cell table:style-name="ce11" table:formula="of:==SUBSTITUTE([raw_bw_colin.E21];&quot;nan&quot;;&quot;N/A&quot;)" office:value-type="string" office:string-value="120.0 (0.0)" calcext:value-type="string">
            <text:p>120.0 (0.0)</text:p>
          </table:table-cell>
          <table:table-cell table:style-name="ce11" table:formula="of:==SUBSTITUTE([raw_bw_colin.F21];&quot;nan&quot;;&quot;N/A&quot;)" office:value-type="string" office:string-value="120.0 (0.0)" calcext:value-type="string">
            <text:p>120.0 (0.0)</text:p>
          </table:table-cell>
          <table:table-cell table:style-name="ce11" table:formula="of:==SUBSTITUTE([raw_bw_colin.G21];&quot;nan&quot;;&quot;N/A&quot;)" office:value-type="string" office:string-value="120.0 (0.0)" calcext:value-type="string">
            <text:p>120.0 (0.0)</text:p>
          </table:table-cell>
          <table:table-cell table:style-name="ce11" table:formula="of:==SUBSTITUTE([raw_bw_colin.H21];&quot;nan&quot;;&quot;N/A&quot;)" office:value-type="string" office:string-value="120.0 (0.0)" calcext:value-type="string">
            <text:p>120.0 (0.0)</text:p>
          </table:table-cell>
          <table:table-cell table:style-name="ce11" table:formula="of:==SUBSTITUTE([raw_bw_colin.I21];&quot;nan&quot;;&quot;N/A&quot;)" office:value-type="string" office:string-value="120.0 (0.0)" calcext:value-type="string">
            <text:p>120.0 (0.0)</text:p>
          </table:table-cell>
          <table:table-cell table:style-name="ce11" table:formula="of:==SUBSTITUTE([raw_bw_colin.J21];&quot;nan&quot;;&quot;N/A&quot;)" office:value-type="string" office:string-value="120.0 (0.0)" calcext:value-type="string">
            <text:p>120.0 (0.0)</text:p>
          </table:table-cell>
          <table:table-cell table:style-name="ce11" table:formula="of:==SUBSTITUTE([raw_bw_colin.K21];&quot;nan&quot;;&quot;N/A&quot;)" office:value-type="string" office:string-value="120.0 (0.0)" calcext:value-type="string">
            <text:p>120.0 (0.0)</text:p>
          </table:table-cell>
          <table:table-cell table:number-columns-repeated="101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s |  First Reponse | COLIN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10" table:default-cell-style-name="ce4"/>
        <table:table-column table:style-name="co11" table:number-columns-repeated="1012" table:default-cell-style-name="ce4"/>
        <table:table-row table:style-name="ro2">
          <table:table-cell table:style-name="ce1" table:formula="of:=[raw_fr_colin.A1]" office:value-type="string" office:string-value="Metric" calcext:value-type="string">
            <text:p>Metric</text:p>
          </table:table-cell>
          <table:table-cell table:style-name="ce1" office:value-type="string" calcext:value-type="string">
            <text:p>Status</text:p>
          </table:table-cell>
          <table:table-cell table:style-name="ce1" table:formula="of:=[raw_fr_colin.B1]" office:value-type="string" office:string-value="PA" calcext:value-type="string">
            <text:p>PA</text:p>
          </table:table-cell>
          <table:table-cell table:style-name="ce1" table:formula="of:=[raw_fr_colin.C1]" office:value-type="string" office:string-value="CFP" calcext:value-type="string">
            <text:p>CFP</text:p>
          </table:table-cell>
          <table:table-cell table:style-name="ce1" table:formula="of:=[raw_fr_colin.D1]" office:value-type="string" office:string-value="CS" calcext:value-type="string">
            <text:p>CS</text:p>
          </table:table-cell>
          <table:table-cell table:style-name="ce1" table:formula="of:=[raw_fr_colin.E1]" office:value-type="string" office:string-value="CA" calcext:value-type="string">
            <text:p>CA</text:p>
          </table:table-cell>
          <table:table-cell table:style-name="ce1" table:formula="of:=[raw_fr_colin.F1]" office:value-type="string" office:string-value="O" calcext:value-type="string">
            <text:p>O</text:p>
          </table:table-cell>
          <table:table-cell table:style-name="ce1" table:formula="of:=[raw_fr_colin.G1]" office:value-type="string" office:string-value="OT" calcext:value-type="string">
            <text:p>OT</text:p>
          </table:table-cell>
          <table:table-cell table:style-name="ce1" table:formula="of:=[raw_fr_colin.H1]" office:value-type="string" office:string-value="A" calcext:value-type="string">
            <text:p>A</text:p>
          </table:table-cell>
          <table:table-cell table:style-name="ce1" table:formula="of:=[raw_fr_colin.I1]" office:value-type="string" office:string-value="AT" calcext:value-type="string">
            <text:p>AT</text:p>
          </table:table-cell>
          <table:table-cell table:style-name="ce1" table:formula="of:=[raw_fr_colin.J1]" office:value-type="string" office:string-value="AO" calcext:value-type="string">
            <text:p>AO</text:p>
          </table:table-cell>
          <table:table-cell table:style-name="ce1" table:formula="of:=[raw_fr_colin.K1]" office:value-type="string" office:string-value="AOT" calcext:value-type="string">
            <text:p>AOT</text:p>
          </table:table-cell>
          <table:table-cell table:style-name="ce6"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4">
            <text:p>Results (%)</text:p>
          </table:table-cell>
          <table:table-cell table:style-name="ce3" table:formula="of:=[raw_fr_colin.$A$2]" office:value-type="string" office:string-value="Success (%)" calcext:value-type="string">
            <text:p>Success (%)</text:p>
          </table:table-cell>
          <table:table-cell table:style-name="ce5" table:formula="of:==SUBSTITUTE([raw_fr_colin.B2];&quot;nan&quot;;&quot;N/A&quot;)" office:value-type="string" office:string-value="0" calcext:value-type="string">
            <text:p>0</text:p>
          </table:table-cell>
          <table:table-cell table:style-name="ce5" table:formula="of:==SUBSTITUTE([raw_fr_colin.C2];&quot;nan&quot;;&quot;N/A&quot;)" office:value-type="string" office:string-value="62" calcext:value-type="string">
            <text:p>62</text:p>
          </table:table-cell>
          <table:table-cell table:style-name="ce5" table:formula="of:==SUBSTITUTE([raw_fr_colin.D2];&quot;nan&quot;;&quot;N/A&quot;)" office:value-type="string" office:string-value="66" calcext:value-type="string">
            <text:p>66</text:p>
          </table:table-cell>
          <table:table-cell table:style-name="ce5" table:formula="of:==SUBSTITUTE([raw_fr_colin.E2];&quot;nan&quot;;&quot;N/A&quot;)" office:value-type="string" office:string-value="41" calcext:value-type="string">
            <text:p>41</text:p>
          </table:table-cell>
          <table:table-cell table:style-name="ce5" table:formula="of:==SUBSTITUTE([raw_fr_colin.F2];&quot;nan&quot;;&quot;N/A&quot;)" office:value-type="string" office:string-value="61" calcext:value-type="string">
            <text:p>61</text:p>
          </table:table-cell>
          <table:table-cell table:style-name="ce5" table:formula="of:==SUBSTITUTE([raw_fr_colin.G2];&quot;nan&quot;;&quot;N/A&quot;)" office:value-type="string" office:string-value="65" calcext:value-type="string">
            <text:p>65</text:p>
          </table:table-cell>
          <table:table-cell table:style-name="ce5" table:formula="of:==SUBSTITUTE([raw_fr_colin.H2];&quot;nan&quot;;&quot;N/A&quot;)" office:value-type="string" office:string-value="33" calcext:value-type="string">
            <text:p>33</text:p>
          </table:table-cell>
          <table:table-cell table:style-name="ce5" table:formula="of:==SUBSTITUTE([raw_fr_colin.I2];&quot;nan&quot;;&quot;N/A&quot;)" office:value-type="string" office:string-value="57" calcext:value-type="string">
            <text:p>57</text:p>
          </table:table-cell>
          <table:table-cell table:style-name="ce5" table:formula="of:==SUBSTITUTE([raw_fr_colin.J2];&quot;nan&quot;;&quot;N/A&quot;)" office:value-type="string" office:string-value="59" calcext:value-type="string">
            <text:p>59</text:p>
          </table:table-cell>
          <table:table-cell table:style-name="ce5" table:formula="of:==SUBSTITUTE([raw_fr_colin.K2];&quot;nan&quot;;&quot;N/A&quot;)" office:value-type="string" office:string-value="62" calcext:value-type="string">
            <text:p>62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_fr_colin.$A$3]" office:value-type="string" office:string-value="Nonexecutable (%)" calcext:value-type="string">
            <text:p>Nonexecutable (%)</text:p>
          </table:table-cell>
          <table:table-cell table:style-name="ce5" table:formula="of:==SUBSTITUTE([raw_fr_colin.B3];&quot;nan&quot;;&quot;N/A&quot;)" office:value-type="string" office:string-value="0" calcext:value-type="string">
            <text:p>0</text:p>
          </table:table-cell>
          <table:table-cell table:style-name="ce5" table:formula="of:==SUBSTITUTE([raw_fr_colin.C3];&quot;nan&quot;;&quot;N/A&quot;)" office:value-type="string" office:string-value="32" calcext:value-type="string">
            <text:p>32</text:p>
          </table:table-cell>
          <table:table-cell table:style-name="ce5" table:formula="of:==SUBSTITUTE([raw_fr_colin.D3];&quot;nan&quot;;&quot;N/A&quot;)" office:value-type="string" office:string-value="16" calcext:value-type="string">
            <text:p>16</text:p>
          </table:table-cell>
          <table:table-cell table:style-name="ce5" table:formula="of:==SUBSTITUTE([raw_fr_colin.E3];&quot;nan&quot;;&quot;N/A&quot;)" office:value-type="string" office:string-value="18" calcext:value-type="string">
            <text:p>18</text:p>
          </table:table-cell>
          <table:table-cell table:style-name="ce5" table:formula="of:==SUBSTITUTE([raw_fr_colin.F3];&quot;nan&quot;;&quot;N/A&quot;)" office:value-type="string" office:string-value="25" calcext:value-type="string">
            <text:p>25</text:p>
          </table:table-cell>
          <table:table-cell table:style-name="ce5" table:formula="of:==SUBSTITUTE([raw_fr_colin.G3];&quot;nan&quot;;&quot;N/A&quot;)" office:value-type="string" office:string-value="22" calcext:value-type="string">
            <text:p>22</text:p>
          </table:table-cell>
          <table:table-cell table:style-name="ce5" table:formula="of:==SUBSTITUTE([raw_fr_colin.H3];&quot;nan&quot;;&quot;N/A&quot;)" office:value-type="string" office:string-value="20" calcext:value-type="string">
            <text:p>20</text:p>
          </table:table-cell>
          <table:table-cell table:style-name="ce5" table:formula="of:==SUBSTITUTE([raw_fr_colin.I3];&quot;nan&quot;;&quot;N/A&quot;)" office:value-type="string" office:string-value="22" calcext:value-type="string">
            <text:p>22</text:p>
          </table:table-cell>
          <table:table-cell table:style-name="ce5" table:formula="of:==SUBSTITUTE([raw_fr_colin.J3];&quot;nan&quot;;&quot;N/A&quot;)" office:value-type="string" office:string-value="20" calcext:value-type="string">
            <text:p>20</text:p>
          </table:table-cell>
          <table:table-cell table:style-name="ce5" table:formula="of:==SUBSTITUTE([raw_fr_colin.K3];&quot;nan&quot;;&quot;N/A&quot;)" office:value-type="string" office:string-value="23" calcext:value-type="string">
            <text:p>23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_fr_colin.$A$4]" office:value-type="string" office:string-value="Time Fail (%)" calcext:value-type="string">
            <text:p>Time Fail (%)</text:p>
          </table:table-cell>
          <table:table-cell table:style-name="ce5" table:formula="of:==SUBSTITUTE([raw_fr_colin.B4];&quot;nan&quot;;&quot;N/A&quot;)" office:value-type="string" office:string-value="100" calcext:value-type="string">
            <text:p>100</text:p>
          </table:table-cell>
          <table:table-cell table:style-name="ce5" table:formula="of:==SUBSTITUTE([raw_fr_colin.C4];&quot;nan&quot;;&quot;N/A&quot;)" office:value-type="string" office:string-value="5" calcext:value-type="string">
            <text:p>5</text:p>
          </table:table-cell>
          <table:table-cell table:style-name="ce5" table:formula="of:==SUBSTITUTE([raw_fr_colin.D4];&quot;nan&quot;;&quot;N/A&quot;)" office:value-type="string" office:string-value="16" calcext:value-type="string">
            <text:p>16</text:p>
          </table:table-cell>
          <table:table-cell table:style-name="ce5" table:formula="of:==SUBSTITUTE([raw_fr_colin.E4];&quot;nan&quot;;&quot;N/A&quot;)" office:value-type="string" office:string-value="40" calcext:value-type="string">
            <text:p>40</text:p>
          </table:table-cell>
          <table:table-cell table:style-name="ce5" table:formula="of:==SUBSTITUTE([raw_fr_colin.F4];&quot;nan&quot;;&quot;N/A&quot;)" office:value-type="string" office:string-value="10" calcext:value-type="string">
            <text:p>10</text:p>
          </table:table-cell>
          <table:table-cell table:style-name="ce5" table:formula="of:==SUBSTITUTE([raw_fr_colin.G4];&quot;nan&quot;;&quot;N/A&quot;)" office:value-type="string" office:string-value="12" calcext:value-type="string">
            <text:p>12</text:p>
          </table:table-cell>
          <table:table-cell table:style-name="ce5" table:formula="of:==SUBSTITUTE([raw_fr_colin.H4];&quot;nan&quot;;&quot;N/A&quot;)" office:value-type="string" office:string-value="42" calcext:value-type="string">
            <text:p>42</text:p>
          </table:table-cell>
          <table:table-cell table:style-name="ce5" table:formula="of:==SUBSTITUTE([raw_fr_colin.I4];&quot;nan&quot;;&quot;N/A&quot;)" office:value-type="string" office:string-value="19" calcext:value-type="string">
            <text:p>19</text:p>
          </table:table-cell>
          <table:table-cell table:style-name="ce5" table:formula="of:==SUBSTITUTE([raw_fr_colin.J4];&quot;nan&quot;;&quot;N/A&quot;)" office:value-type="string" office:string-value="21" calcext:value-type="string">
            <text:p>21</text:p>
          </table:table-cell>
          <table:table-cell table:style-name="ce5" table:formula="of:==SUBSTITUTE([raw_fr_colin.K4];&quot;nan&quot;;&quot;N/A&quot;)" office:value-type="string" office:string-value="13" calcext:value-type="string">
            <text:p>13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_fr_colin.$A$5]" office:value-type="string" office:string-value="Memory Fail (%)" calcext:value-type="string">
            <text:p>Memory Fail (%)</text:p>
          </table:table-cell>
          <table:table-cell table:style-name="ce5" table:formula="of:==SUBSTITUTE([raw_fr_colin.B5];&quot;nan&quot;;&quot;N/A&quot;)" office:value-type="string" office:string-value="0" calcext:value-type="string">
            <text:p>0</text:p>
          </table:table-cell>
          <table:table-cell table:style-name="ce5" table:formula="of:==SUBSTITUTE([raw_fr_colin.C5];&quot;nan&quot;;&quot;N/A&quot;)" office:value-type="string" office:string-value="1" calcext:value-type="string">
            <text:p>1</text:p>
          </table:table-cell>
          <table:table-cell table:style-name="ce5" table:formula="of:==SUBSTITUTE([raw_fr_colin.D5];&quot;nan&quot;;&quot;N/A&quot;)" office:value-type="string" office:string-value="2" calcext:value-type="string">
            <text:p>2</text:p>
          </table:table-cell>
          <table:table-cell table:style-name="ce5" table:formula="of:==SUBSTITUTE([raw_fr_colin.E5];&quot;nan&quot;;&quot;N/A&quot;)" office:value-type="string" office:string-value="1" calcext:value-type="string">
            <text:p>1</text:p>
          </table:table-cell>
          <table:table-cell table:style-name="ce5" table:formula="of:==SUBSTITUTE([raw_fr_colin.F5];&quot;nan&quot;;&quot;N/A&quot;)" office:value-type="string" office:string-value="4" calcext:value-type="string">
            <text:p>4</text:p>
          </table:table-cell>
          <table:table-cell table:style-name="ce5" table:formula="of:==SUBSTITUTE([raw_fr_colin.G5];&quot;nan&quot;;&quot;N/A&quot;)" office:value-type="string" office:string-value="1" calcext:value-type="string">
            <text:p>1</text:p>
          </table:table-cell>
          <table:table-cell table:style-name="ce5" table:formula="of:==SUBSTITUTE([raw_fr_colin.H5];&quot;nan&quot;;&quot;N/A&quot;)" office:value-type="string" office:string-value="5" calcext:value-type="string">
            <text:p>5</text:p>
          </table:table-cell>
          <table:table-cell table:style-name="ce5" table:formula="of:==SUBSTITUTE([raw_fr_colin.I5];&quot;nan&quot;;&quot;N/A&quot;)" office:value-type="string" office:string-value="2" calcext:value-type="string">
            <text:p>2</text:p>
          </table:table-cell>
          <table:table-cell table:style-name="ce5" table:formula="of:==SUBSTITUTE([raw_fr_colin.J5];&quot;nan&quot;;&quot;N/A&quot;)" office:value-type="string" office:string-value="0" calcext:value-type="string">
            <text:p>0</text:p>
          </table:table-cell>
          <table:table-cell table:style-name="ce5" table:formula="of:==SUBSTITUTE([raw_fr_colin.K5];&quot;nan&quot;;&quot;N/A&quot;)" office:value-type="string" office:string-value="2" calcext:value-type="string">
            <text:p>2</text:p>
          </table:table-cell>
          <table:table-cell table:number-columns-repeated="1012"/>
        </table:table-row>
        <table:table-row table:style-name="ro2">
          <table:table-cell table:style-name="ce2" table:formula="of:=[raw_fr_colin.A6]" office:value-type="string" office:string-value="Makespan (s)" calcext:value-type="string">
            <text:p>Makespan (s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fr_colin.B6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C6];&quot;nan&quot;;&quot;N/A&quot;)" office:value-type="string" office:string-value="71.7 (4.6)" calcext:value-type="string">
            <text:p>71.7 (4.6)</text:p>
          </table:table-cell>
          <table:table-cell table:style-name="ce5" table:formula="of:==SUBSTITUTE([raw_fr_colin.D6];&quot;nan&quot;;&quot;N/A&quot;)" office:value-type="string" office:string-value="80.9 (4.6)" calcext:value-type="string">
            <text:p>80.9 (4.6)</text:p>
          </table:table-cell>
          <table:table-cell table:style-name="ce5" table:formula="of:==SUBSTITUTE([raw_fr_colin.E6];&quot;nan&quot;;&quot;N/A&quot;)" office:value-type="string" office:string-value="73.2 (4.3)" calcext:value-type="string">
            <text:p>73.2 (4.3)</text:p>
          </table:table-cell>
          <table:table-cell table:style-name="ce5" table:formula="of:==SUBSTITUTE([raw_fr_colin.F6];&quot;nan&quot;;&quot;N/A&quot;)" office:value-type="string" office:string-value="66.0 (4.4)" calcext:value-type="string">
            <text:p>66.0 (4.4)</text:p>
          </table:table-cell>
          <table:table-cell table:style-name="ce5" table:formula="of:==SUBSTITUTE([raw_fr_colin.G6];&quot;nan&quot;;&quot;N/A&quot;)" office:value-type="string" office:string-value="68.3 (3.8)" calcext:value-type="string">
            <text:p>68.3 (3.8)</text:p>
          </table:table-cell>
          <table:table-cell table:style-name="ce5" table:formula="of:==SUBSTITUTE([raw_fr_colin.H6];&quot;nan&quot;;&quot;N/A&quot;)" office:value-type="string" office:string-value="62.3 (4.1)" calcext:value-type="string">
            <text:p>62.3 (4.1)</text:p>
          </table:table-cell>
          <table:table-cell table:style-name="ce5" table:formula="of:==SUBSTITUTE([raw_fr_colin.I6];&quot;nan&quot;;&quot;N/A&quot;)" office:value-type="string" office:string-value="72.0 (4.5)" calcext:value-type="string">
            <text:p>72.0 (4.5)</text:p>
          </table:table-cell>
          <table:table-cell table:style-name="ce5" table:formula="of:==SUBSTITUTE([raw_fr_colin.J6];&quot;nan&quot;;&quot;N/A&quot;)" office:value-type="string" office:string-value="62.2 (3.2)" calcext:value-type="string">
            <text:p>62.2 (3.2)</text:p>
          </table:table-cell>
          <table:table-cell table:style-name="ce5" table:formula="of:==SUBSTITUTE([raw_fr_colin.K6];&quot;nan&quot;;&quot;N/A&quot;)" office:value-type="string" office:string-value="63.8 (3.3)" calcext:value-type="string">
            <text:p>63.8 (3.3)</text:p>
          </table:table-cell>
          <table:table-cell table:number-columns-repeated="1012"/>
        </table:table-row>
        <table:table-row table:style-name="ro2">
          <table:table-cell table:style-name="ce2" table:formula="of:=[raw_fr_colin.A10]" office:value-type="string" office:string-value="Number of Actions" calcext:value-type="string">
            <text:p>Number of Actions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fr_colin.B10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C10];&quot;nan&quot;;&quot;N/A&quot;)" office:value-type="string" office:string-value="198.3 (10.6)" calcext:value-type="string">
            <text:p>198.3 (10.6)</text:p>
          </table:table-cell>
          <table:table-cell table:style-name="ce5" table:formula="of:==SUBSTITUTE([raw_fr_colin.D10];&quot;nan&quot;;&quot;N/A&quot;)" office:value-type="string" office:string-value="205.4 (8.4)" calcext:value-type="string">
            <text:p>205.4 (8.4)</text:p>
          </table:table-cell>
          <table:table-cell table:style-name="ce5" table:formula="of:==SUBSTITUTE([raw_fr_colin.E10];&quot;nan&quot;;&quot;N/A&quot;)" office:value-type="string" office:string-value="145.5 (6.5)" calcext:value-type="string">
            <text:p>145.5 (6.5)</text:p>
          </table:table-cell>
          <table:table-cell table:style-name="ce5" table:formula="of:==SUBSTITUTE([raw_fr_colin.F10];&quot;nan&quot;;&quot;N/A&quot;)" office:value-type="string" office:string-value="168.5 (7.4)" calcext:value-type="string">
            <text:p>168.5 (7.4)</text:p>
          </table:table-cell>
          <table:table-cell table:style-name="ce5" table:formula="of:==SUBSTITUTE([raw_fr_colin.G10];&quot;nan&quot;;&quot;N/A&quot;)" office:value-type="string" office:string-value="169.6 (7.6)" calcext:value-type="string">
            <text:p>169.6 (7.6)</text:p>
          </table:table-cell>
          <table:table-cell table:style-name="ce5" table:formula="of:==SUBSTITUTE([raw_fr_colin.H10];&quot;nan&quot;;&quot;N/A&quot;)" office:value-type="string" office:string-value="140.9 (5.0)" calcext:value-type="string">
            <text:p>140.9 (5.0)</text:p>
          </table:table-cell>
          <table:table-cell table:style-name="ce5" table:formula="of:==SUBSTITUTE([raw_fr_colin.I10];&quot;nan&quot;;&quot;N/A&quot;)" office:value-type="string" office:string-value="171.7 (7.7)" calcext:value-type="string">
            <text:p>171.7 (7.7)</text:p>
          </table:table-cell>
          <table:table-cell table:style-name="ce5" table:formula="of:==SUBSTITUTE([raw_fr_colin.J10];&quot;nan&quot;;&quot;N/A&quot;)" office:value-type="string" office:string-value="150.7 (5.2)" calcext:value-type="string">
            <text:p>150.7 (5.2)</text:p>
          </table:table-cell>
          <table:table-cell table:style-name="ce5" table:formula="of:==SUBSTITUTE([raw_fr_colin.K10];&quot;nan&quot;;&quot;N/A&quot;)" office:value-type="string" office:string-value="157.5 (5.9)" calcext:value-type="string">
            <text:p>157.5 (5.9)</text:p>
          </table:table-cell>
          <table:table-cell table:number-columns-repeated="1012"/>
        </table:table-row>
        <table:table-row table:style-name="ro2">
          <table:table-cell table:style-name="ce2" table:formula="of:=[raw_fr_colin.A14]" office:value-type="string" office:string-value="Processing Time (s)" calcext:value-type="string" table:number-columns-spanned="1" table:number-rows-spanned="4">
            <text:p>Processing Time (s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fr_colin.B14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C14];&quot;nan&quot;;&quot;N/A&quot;)" office:value-type="string" office:string-value="62.4 (10.9)" calcext:value-type="string">
            <text:p>62.4 (10.9)</text:p>
          </table:table-cell>
          <table:table-cell table:style-name="ce5" table:formula="of:==SUBSTITUTE([raw_fr_colin.D14];&quot;nan&quot;;&quot;N/A&quot;)" office:value-type="string" office:string-value="170.7 (29.5)" calcext:value-type="string">
            <text:p>170.7 (29.5)</text:p>
          </table:table-cell>
          <table:table-cell table:style-name="ce5" table:formula="of:==SUBSTITUTE([raw_fr_colin.E14];&quot;nan&quot;;&quot;N/A&quot;)" office:value-type="string" office:string-value="475.6 (112.5)" calcext:value-type="string">
            <text:p>475.6 (112.5)</text:p>
          </table:table-cell>
          <table:table-cell table:style-name="ce5" table:formula="of:==SUBSTITUTE([raw_fr_colin.F14];&quot;nan&quot;;&quot;N/A&quot;)" office:value-type="string" office:string-value="186.2 (41.9)" calcext:value-type="string">
            <text:p>186.2 (41.9)</text:p>
          </table:table-cell>
          <table:table-cell table:style-name="ce5" table:formula="of:==SUBSTITUTE([raw_fr_colin.G14];&quot;nan&quot;;&quot;N/A&quot;)" office:value-type="string" office:string-value="327.7 (83.3)" calcext:value-type="string">
            <text:p>327.7 (83.3)</text:p>
          </table:table-cell>
          <table:table-cell table:style-name="ce5" table:formula="of:==SUBSTITUTE([raw_fr_colin.H14];&quot;nan&quot;;&quot;N/A&quot;)" office:value-type="string" office:string-value="302.9 (56.7)" calcext:value-type="string">
            <text:p>302.9 (56.7)</text:p>
          </table:table-cell>
          <table:table-cell table:style-name="ce5" table:formula="of:==SUBSTITUTE([raw_fr_colin.I14];&quot;nan&quot;;&quot;N/A&quot;)" office:value-type="string" office:string-value="318.1 (64.3)" calcext:value-type="string">
            <text:p>318.1 (64.3)</text:p>
          </table:table-cell>
          <table:table-cell table:style-name="ce5" table:formula="of:==SUBSTITUTE([raw_fr_colin.J14];&quot;nan&quot;;&quot;N/A&quot;)" office:value-type="string" office:string-value="124.3 (19.2)" calcext:value-type="string">
            <text:p>124.3 (19.2)</text:p>
          </table:table-cell>
          <table:table-cell table:style-name="ce5" table:formula="of:==SUBSTITUTE([raw_fr_colin.K14];&quot;nan&quot;;&quot;N/A&quot;)" office:value-type="string" office:string-value="216.6 (46.4)" calcext:value-type="string">
            <text:p>216.6 (46.4)</text:p>
          </table:table-cell>
          <table:table-cell table:number-columns-repeated="1012"/>
        </table:table-row>
        <table:table-row table:style-name="ro2">
          <table:covered-table-cell table:style-name="ce3" table:formula="of:=[raw_fr_colin.A15]" office:value-type="string" office:string-value="Processing Time (s)" calcext:value-type="string">
            <text:p>Processing Time (s)</text:p>
          </table:covered-table-cell>
          <table:table-cell table:style-name="ce3" office:value-type="string" calcext:value-type="string">
            <text:p>Nonexecutable</text:p>
          </table:table-cell>
          <table:table-cell table:style-name="ce5" table:formula="of:==SUBSTITUTE([raw_fr_colin.B15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C15];&quot;nan&quot;;&quot;N/A&quot;)" office:value-type="string" office:string-value="65.3 (31.8)" calcext:value-type="string">
            <text:p>65.3 (31.8)</text:p>
          </table:table-cell>
          <table:table-cell table:style-name="ce5" table:formula="of:==SUBSTITUTE([raw_fr_colin.D15];&quot;nan&quot;;&quot;N/A&quot;)" office:value-type="string" office:string-value="82.7 (74.9)" calcext:value-type="string">
            <text:p>82.7 (74.9)</text:p>
          </table:table-cell>
          <table:table-cell table:style-name="ce5" table:formula="of:==SUBSTITUTE([raw_fr_colin.E15];&quot;nan&quot;;&quot;N/A&quot;)" office:value-type="string" office:string-value="10.1 (1.8)" calcext:value-type="string">
            <text:p>10.1 (1.8)</text:p>
          </table:table-cell>
          <table:table-cell table:style-name="ce5" table:formula="of:==SUBSTITUTE([raw_fr_colin.F15];&quot;nan&quot;;&quot;N/A&quot;)" office:value-type="string" office:string-value="164.7 (65.8)" calcext:value-type="string">
            <text:p>164.7 (65.8)</text:p>
          </table:table-cell>
          <table:table-cell table:style-name="ce5" table:formula="of:==SUBSTITUTE([raw_fr_colin.G15];&quot;nan&quot;;&quot;N/A&quot;)" office:value-type="string" office:string-value="108.9 (54.9)" calcext:value-type="string">
            <text:p>108.9 (54.9)</text:p>
          </table:table-cell>
          <table:table-cell table:style-name="ce5" table:formula="of:==SUBSTITUTE([raw_fr_colin.H15];&quot;nan&quot;;&quot;N/A&quot;)" office:value-type="string" office:string-value="277.8 (140.6)" calcext:value-type="string">
            <text:p>277.8 (140.6)</text:p>
          </table:table-cell>
          <table:table-cell table:style-name="ce5" table:formula="of:==SUBSTITUTE([raw_fr_colin.I15];&quot;nan&quot;;&quot;N/A&quot;)" office:value-type="string" office:string-value="182.6 (115.9)" calcext:value-type="string">
            <text:p>182.6 (115.9)</text:p>
          </table:table-cell>
          <table:table-cell table:style-name="ce5" table:formula="of:==SUBSTITUTE([raw_fr_colin.J15];&quot;nan&quot;;&quot;N/A&quot;)" office:value-type="string" office:string-value="14.3 (2.3)" calcext:value-type="string">
            <text:p>14.3 (2.3)</text:p>
          </table:table-cell>
          <table:table-cell table:style-name="ce5" table:formula="of:==SUBSTITUTE([raw_fr_colin.K15];&quot;nan&quot;;&quot;N/A&quot;)" office:value-type="string" office:string-value="260.5 (134.1)" calcext:value-type="string">
            <text:p>260.5 (134.1)</text:p>
          </table:table-cell>
          <table:table-cell table:number-columns-repeated="1012"/>
        </table:table-row>
        <table:table-row table:style-name="ro2">
          <table:covered-table-cell table:style-name="ce3" table:formula="of:=[raw_fr_colin.A16]" office:value-type="string" office:string-value="Processing Time (s)" calcext:value-type="string">
            <text:p>Processing Time (s)</text:p>
          </table:covered-table-cell>
          <table:table-cell table:style-name="ce3" office:value-type="string" calcext:value-type="string">
            <text:p>Time Fail</text:p>
          </table:table-cell>
          <table:table-cell table:style-name="ce5" table:formula="of:==SUBSTITUTE([raw_fr_colin.B16];&quot;nan&quot;;&quot;N/A&quot;)" office:value-type="string" office:string-value="3600.8 (0.0)" calcext:value-type="string">
            <text:p>3600.8 (0.0)</text:p>
          </table:table-cell>
          <table:table-cell table:style-name="ce5" table:formula="of:==SUBSTITUTE([raw_fr_colin.C16];&quot;nan&quot;;&quot;N/A&quot;)" office:value-type="string" office:string-value="3601.0 (0.0)" calcext:value-type="string">
            <text:p>3601.0 (0.0)</text:p>
          </table:table-cell>
          <table:table-cell table:style-name="ce5" table:formula="of:==SUBSTITUTE([raw_fr_colin.D16];&quot;nan&quot;;&quot;N/A&quot;)" office:value-type="string" office:string-value="3601.4 (0.1)" calcext:value-type="string">
            <text:p>3601.4 (0.1)</text:p>
          </table:table-cell>
          <table:table-cell table:style-name="ce5" table:formula="of:==SUBSTITUTE([raw_fr_colin.E16];&quot;nan&quot;;&quot;N/A&quot;)" office:value-type="string" office:string-value="3601.1 (0.1)" calcext:value-type="string">
            <text:p>3601.1 (0.1)</text:p>
          </table:table-cell>
          <table:table-cell table:style-name="ce5" table:formula="of:==SUBSTITUTE([raw_fr_colin.F16];&quot;nan&quot;;&quot;N/A&quot;)" office:value-type="string" office:string-value="3601.4 (0.2)" calcext:value-type="string">
            <text:p>3601.4 (0.2)</text:p>
          </table:table-cell>
          <table:table-cell table:style-name="ce5" table:formula="of:==SUBSTITUTE([raw_fr_colin.G16];&quot;nan&quot;;&quot;N/A&quot;)" office:value-type="string" office:string-value="3601.0 (0.0)" calcext:value-type="string">
            <text:p>3601.0 (0.0)</text:p>
          </table:table-cell>
          <table:table-cell table:style-name="ce5" table:formula="of:==SUBSTITUTE([raw_fr_colin.H16];&quot;nan&quot;;&quot;N/A&quot;)" office:value-type="string" office:string-value="3601.3 (0.1)" calcext:value-type="string">
            <text:p>3601.3 (0.1)</text:p>
          </table:table-cell>
          <table:table-cell table:style-name="ce5" table:formula="of:==SUBSTITUTE([raw_fr_colin.I16];&quot;nan&quot;;&quot;N/A&quot;)" office:value-type="string" office:string-value="3601.2 (0.1)" calcext:value-type="string">
            <text:p>3601.2 (0.1)</text:p>
          </table:table-cell>
          <table:table-cell table:style-name="ce5" table:formula="of:==SUBSTITUTE([raw_fr_colin.J16];&quot;nan&quot;;&quot;N/A&quot;)" office:value-type="string" office:string-value="3600.8 (0.1)" calcext:value-type="string">
            <text:p>3600.8 (0.1)</text:p>
          </table:table-cell>
          <table:table-cell table:style-name="ce5" table:formula="of:==SUBSTITUTE([raw_fr_colin.K16];&quot;nan&quot;;&quot;N/A&quot;)" office:value-type="string" office:string-value="3600.9 (0.1)" calcext:value-type="string">
            <text:p>3600.9 (0.1)</text:p>
          </table:table-cell>
          <table:table-cell table:number-columns-repeated="1012"/>
        </table:table-row>
        <table:table-row table:style-name="ro2">
          <table:covered-table-cell table:style-name="ce3" table:formula="of:=[raw_fr_colin.A17]" office:value-type="string" office:string-value="Processing Time (s)" calcext:value-type="string">
            <text:p>Processing Time (s)</text:p>
          </table:covered-table-cell>
          <table:table-cell table:style-name="ce3" office:value-type="string" calcext:value-type="string">
            <text:p>Memory Fail</text:p>
          </table:table-cell>
          <table:table-cell table:style-name="ce5" table:formula="of:==SUBSTITUTE([raw_fr_colin.B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C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D17];&quot;nan&quot;;&quot;N/A&quot;)" office:value-type="string" office:string-value="267.0 (100.0)" calcext:value-type="string">
            <text:p>267.0 (100.0)</text:p>
          </table:table-cell>
          <table:table-cell table:style-name="ce5" table:formula="of:==SUBSTITUTE([raw_fr_colin.E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F17];&quot;nan&quot;;&quot;N/A&quot;)" office:value-type="string" office:string-value="917.0 (204.7)" calcext:value-type="string">
            <text:p>917.0 (204.7)</text:p>
          </table:table-cell>
          <table:table-cell table:style-name="ce5" table:formula="of:==SUBSTITUTE([raw_fr_colin.G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H17];&quot;nan&quot;;&quot;N/A&quot;)" office:value-type="string" office:string-value="1815.8 (621.5)" calcext:value-type="string">
            <text:p>1815.8 (621.5)</text:p>
          </table:table-cell>
          <table:table-cell table:style-name="ce5" table:formula="of:==SUBSTITUTE([raw_fr_colin.I17];&quot;nan&quot;;&quot;N/A&quot;)" office:value-type="string" office:string-value="1355.0 (256.0)" calcext:value-type="string">
            <text:p>1355.0 (256.0)</text:p>
          </table:table-cell>
          <table:table-cell table:style-name="ce5" table:formula="of:==SUBSTITUTE([raw_fr_colin.J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K17];&quot;nan&quot;;&quot;N/A&quot;)" office:value-type="string" office:string-value="1589.0 (474.0)" calcext:value-type="string">
            <text:p>1589.0 (474.0)</text:p>
          </table:table-cell>
          <table:table-cell table:number-columns-repeated="1012"/>
        </table:table-row>
        <table:table-row table:style-name="ro2">
          <table:table-cell table:style-name="ce2" table:formula="of:=[raw_fr_colin.A18]" office:value-type="string" office:string-value="Memory Usage (GB)" calcext:value-type="string" table:number-columns-spanned="1" table:number-rows-spanned="4">
            <text:p>Memory Usage (GB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fr_colin.B18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C18];&quot;nan&quot;;&quot;N/A&quot;)" office:value-type="string" office:string-value="0.1 (0.0)" calcext:value-type="string">
            <text:p>0.1 (0.0)</text:p>
          </table:table-cell>
          <table:table-cell table:style-name="ce5" table:formula="of:==SUBSTITUTE([raw_fr_colin.D18];&quot;nan&quot;;&quot;N/A&quot;)" office:value-type="string" office:string-value="1.5 (0.4)" calcext:value-type="string">
            <text:p>1.5 (0.4)</text:p>
          </table:table-cell>
          <table:table-cell table:style-name="ce5" table:formula="of:==SUBSTITUTE([raw_fr_colin.E18];&quot;nan&quot;;&quot;N/A&quot;)" office:value-type="string" office:string-value="4.3 (1.2)" calcext:value-type="string">
            <text:p>4.3 (1.2)</text:p>
          </table:table-cell>
          <table:table-cell table:style-name="ce5" table:formula="of:==SUBSTITUTE([raw_fr_colin.F18];&quot;nan&quot;;&quot;N/A&quot;)" office:value-type="string" office:string-value="1.6 (0.3)" calcext:value-type="string">
            <text:p>1.6 (0.3)</text:p>
          </table:table-cell>
          <table:table-cell table:style-name="ce5" table:formula="of:==SUBSTITUTE([raw_fr_colin.G18];&quot;nan&quot;;&quot;N/A&quot;)" office:value-type="string" office:string-value="2.9 (0.7)" calcext:value-type="string">
            <text:p>2.9 (0.7)</text:p>
          </table:table-cell>
          <table:table-cell table:style-name="ce5" table:formula="of:==SUBSTITUTE([raw_fr_colin.H18];&quot;nan&quot;;&quot;N/A&quot;)" office:value-type="string" office:string-value="3.1 (0.6)" calcext:value-type="string">
            <text:p>3.1 (0.6)</text:p>
          </table:table-cell>
          <table:table-cell table:style-name="ce5" table:formula="of:==SUBSTITUTE([raw_fr_colin.I18];&quot;nan&quot;;&quot;N/A&quot;)" office:value-type="string" office:string-value="3.4 (0.7)" calcext:value-type="string">
            <text:p>3.4 (0.7)</text:p>
          </table:table-cell>
          <table:table-cell table:style-name="ce5" table:formula="of:==SUBSTITUTE([raw_fr_colin.J18];&quot;nan&quot;;&quot;N/A&quot;)" office:value-type="string" office:string-value="1.2 (0.2)" calcext:value-type="string">
            <text:p>1.2 (0.2)</text:p>
          </table:table-cell>
          <table:table-cell table:style-name="ce5" table:formula="of:==SUBSTITUTE([raw_fr_colin.K18];&quot;nan&quot;;&quot;N/A&quot;)" office:value-type="string" office:string-value="2.2 (0.5)" calcext:value-type="string">
            <text:p>2.2 (0.5)</text:p>
          </table:table-cell>
          <table:table-cell table:number-columns-repeated="1012"/>
        </table:table-row>
        <table:table-row table:style-name="ro2">
          <table:covered-table-cell table:style-name="ce3" table:formula="of:=[raw_fr_colin.A19]" office:value-type="string" office:string-value="Memory Usage (GB)" calcext:value-type="string">
            <text:p>Memory Usage (GB)</text:p>
          </table:covered-table-cell>
          <table:table-cell table:style-name="ce3" office:value-type="string" calcext:value-type="string">
            <text:p>Nonexecutable</text:p>
          </table:table-cell>
          <table:table-cell table:style-name="ce5" table:formula="of:==SUBSTITUTE([raw_fr_colin.B19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C19];&quot;nan&quot;;&quot;N/A&quot;)" office:value-type="string" office:string-value="0.5 (0.2)" calcext:value-type="string">
            <text:p>0.5 (0.2)</text:p>
          </table:table-cell>
          <table:table-cell table:style-name="ce5" table:formula="of:==SUBSTITUTE([raw_fr_colin.D19];&quot;nan&quot;;&quot;N/A&quot;)" office:value-type="string" office:string-value="0.8 (0.8)" calcext:value-type="string">
            <text:p>0.8 (0.8)</text:p>
          </table:table-cell>
          <table:table-cell table:style-name="ce5" table:formula="of:==SUBSTITUTE([raw_fr_colin.E19];&quot;nan&quot;;&quot;N/A&quot;)" office:value-type="string" office:string-value="0.1 (0.0)" calcext:value-type="string">
            <text:p>0.1 (0.0)</text:p>
          </table:table-cell>
          <table:table-cell table:style-name="ce5" table:formula="of:==SUBSTITUTE([raw_fr_colin.F19];&quot;nan&quot;;&quot;N/A&quot;)" office:value-type="string" office:string-value="1.7 (0.7)" calcext:value-type="string">
            <text:p>1.7 (0.7)</text:p>
          </table:table-cell>
          <table:table-cell table:style-name="ce5" table:formula="of:==SUBSTITUTE([raw_fr_colin.G19];&quot;nan&quot;;&quot;N/A&quot;)" office:value-type="string" office:string-value="1.1 (0.6)" calcext:value-type="string">
            <text:p>1.1 (0.6)</text:p>
          </table:table-cell>
          <table:table-cell table:style-name="ce5" table:formula="of:==SUBSTITUTE([raw_fr_colin.H19];&quot;nan&quot;;&quot;N/A&quot;)" office:value-type="string" office:string-value="2.8 (1.4)" calcext:value-type="string">
            <text:p>2.8 (1.4)</text:p>
          </table:table-cell>
          <table:table-cell table:style-name="ce5" table:formula="of:==SUBSTITUTE([raw_fr_colin.I19];&quot;nan&quot;;&quot;N/A&quot;)" office:value-type="string" office:string-value="2.0 (1.3)" calcext:value-type="string">
            <text:p>2.0 (1.3)</text:p>
          </table:table-cell>
          <table:table-cell table:style-name="ce5" table:formula="of:==SUBSTITUTE([raw_fr_colin.J19];&quot;nan&quot;;&quot;N/A&quot;)" office:value-type="string" office:string-value="0.1 (0.0)" calcext:value-type="string">
            <text:p>0.1 (0.0)</text:p>
          </table:table-cell>
          <table:table-cell table:style-name="ce5" table:formula="of:==SUBSTITUTE([raw_fr_colin.K19];&quot;nan&quot;;&quot;N/A&quot;)" office:value-type="string" office:string-value="2.8 (1.4)" calcext:value-type="string">
            <text:p>2.8 (1.4)</text:p>
          </table:table-cell>
          <table:table-cell table:number-columns-repeated="1012"/>
        </table:table-row>
        <table:table-row table:style-name="ro2">
          <table:covered-table-cell table:style-name="ce3" table:formula="of:=[raw_fr_colin.A20]" office:value-type="string" office:string-value="Memory Usage (GB)" calcext:value-type="string">
            <text:p>Memory Usage (GB)</text:p>
          </table:covered-table-cell>
          <table:table-cell table:style-name="ce3" office:value-type="string" calcext:value-type="string">
            <text:p>Time Fail</text:p>
          </table:table-cell>
          <table:table-cell table:style-name="ce5" table:formula="of:==SUBSTITUTE([raw_fr_colin.B20];&quot;nan&quot;;&quot;N/A&quot;)" office:value-type="string" office:string-value="33.3 (0.7)" calcext:value-type="string">
            <text:p>33.3 (0.7)</text:p>
          </table:table-cell>
          <table:table-cell table:style-name="ce5" table:formula="of:==SUBSTITUTE([raw_fr_colin.C20];&quot;nan&quot;;&quot;N/A&quot;)" office:value-type="string" office:string-value="40.1 (0.5)" calcext:value-type="string">
            <text:p>40.1 (0.5)</text:p>
          </table:table-cell>
          <table:table-cell table:style-name="ce5" table:formula="of:==SUBSTITUTE([raw_fr_colin.D20];&quot;nan&quot;;&quot;N/A&quot;)" office:value-type="string" office:string-value="45.6 (1.8)" calcext:value-type="string">
            <text:p>45.6 (1.8)</text:p>
          </table:table-cell>
          <table:table-cell table:style-name="ce5" table:formula="of:==SUBSTITUTE([raw_fr_colin.E20];&quot;nan&quot;;&quot;N/A&quot;)" office:value-type="string" office:string-value="39.2 (1.6)" calcext:value-type="string">
            <text:p>39.2 (1.6)</text:p>
          </table:table-cell>
          <table:table-cell table:style-name="ce5" table:formula="of:==SUBSTITUTE([raw_fr_colin.F20];&quot;nan&quot;;&quot;N/A&quot;)" office:value-type="string" office:string-value="41.8 (2.0)" calcext:value-type="string">
            <text:p>41.8 (2.0)</text:p>
          </table:table-cell>
          <table:table-cell table:style-name="ce5" table:formula="of:==SUBSTITUTE([raw_fr_colin.G20];&quot;nan&quot;;&quot;N/A&quot;)" office:value-type="string" office:string-value="35.1 (1.0)" calcext:value-type="string">
            <text:p>35.1 (1.0)</text:p>
          </table:table-cell>
          <table:table-cell table:style-name="ce5" table:formula="of:==SUBSTITUTE([raw_fr_colin.H20];&quot;nan&quot;;&quot;N/A&quot;)" office:value-type="string" office:string-value="42.6 (1.3)" calcext:value-type="string">
            <text:p>42.6 (1.3)</text:p>
          </table:table-cell>
          <table:table-cell table:style-name="ce5" table:formula="of:==SUBSTITUTE([raw_fr_colin.I20];&quot;nan&quot;;&quot;N/A&quot;)" office:value-type="string" office:string-value="43.5 (1.8)" calcext:value-type="string">
            <text:p>43.5 (1.8)</text:p>
          </table:table-cell>
          <table:table-cell table:style-name="ce5" table:formula="of:==SUBSTITUTE([raw_fr_colin.J20];&quot;nan&quot;;&quot;N/A&quot;)" office:value-type="string" office:string-value="32.8 (1.5)" calcext:value-type="string">
            <text:p>32.8 (1.5)</text:p>
          </table:table-cell>
          <table:table-cell table:style-name="ce5" table:formula="of:==SUBSTITUTE([raw_fr_colin.K20];&quot;nan&quot;;&quot;N/A&quot;)" office:value-type="string" office:string-value="33.4 (2.2)" calcext:value-type="string">
            <text:p>33.4 (2.2)</text:p>
          </table:table-cell>
          <table:table-cell table:number-columns-repeated="1012"/>
        </table:table-row>
        <table:table-row table:style-name="ro2">
          <table:covered-table-cell table:style-name="ce3" table:formula="of:=[raw_fr_colin.A21]" office:value-type="string" office:string-value="Memory Usage (GB)" calcext:value-type="string">
            <text:p>Memory Usage (GB)</text:p>
          </table:covered-table-cell>
          <table:table-cell table:style-name="ce3" office:value-type="string" calcext:value-type="string">
            <text:p>Memory Fail</text:p>
          </table:table-cell>
          <table:table-cell table:style-name="ce5" table:formula="of:==SUBSTITUTE([raw_fr_colin.B21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C21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D21];&quot;nan&quot;;&quot;N/A&quot;)" office:value-type="string" office:string-value="2.7 (1.4)" calcext:value-type="string">
            <text:p>2.7 (1.4)</text:p>
          </table:table-cell>
          <table:table-cell table:style-name="ce5" table:formula="of:==SUBSTITUTE([raw_fr_colin.E21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F21];&quot;nan&quot;;&quot;N/A&quot;)" office:value-type="string" office:string-value="8.9 (1.2)" calcext:value-type="string">
            <text:p>8.9 (1.2)</text:p>
          </table:table-cell>
          <table:table-cell table:style-name="ce5" table:formula="of:==SUBSTITUTE([raw_fr_colin.G21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H21];&quot;nan&quot;;&quot;N/A&quot;)" office:value-type="string" office:string-value="15.3 (5.3)" calcext:value-type="string">
            <text:p>15.3 (5.3)</text:p>
          </table:table-cell>
          <table:table-cell table:style-name="ce5" table:formula="of:==SUBSTITUTE([raw_fr_colin.I21];&quot;nan&quot;;&quot;N/A&quot;)" office:value-type="string" office:string-value="10.8 (1.7)" calcext:value-type="string">
            <text:p>10.8 (1.7)</text:p>
          </table:table-cell>
          <table:table-cell table:style-name="ce5" table:formula="of:==SUBSTITUTE([raw_fr_colin.J21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K21];&quot;nan&quot;;&quot;N/A&quot;)" office:value-type="string" office:string-value="14.6 (2.1)" calcext:value-type="string">
            <text:p>14.6 (2.1)</text:p>
          </table:table-cell>
          <table:table-cell table:number-columns-repeated="101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13:42:33.1436414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25:19.332929176</meta:creation-date>
    <meta:generator>LibreOffice/4.2.8.2$Linux_X86_64 LibreOffice_project/420m0$Build-2</meta:generator>
    <dc:date>2017-09-26T13:43:12.756602713</dc:date>
    <meta:editing-duration>PT14M42S</meta:editing-duration>
    <meta:editing-cycles>24</meta:editing-cycles>
    <meta:document-statistic meta:table-count="4" meta:cell-count="816" meta:object-count="0"/>
  </office:meta>
</office:document-meta>
</file>